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95cm"/>
    </style:style>
    <style:style style:name="co2" style:family="table-column">
      <style:table-column-properties fo:break-before="auto" style:column-width="3.037cm"/>
    </style:style>
    <style:style style:name="co3" style:family="table-column">
      <style:table-column-properties fo:break-before="auto" style:column-width="1.704cm"/>
    </style:style>
    <style:style style:name="co4" style:family="table-column">
      <style:table-column-properties fo:break-before="auto" style:column-width="4.198cm"/>
    </style:style>
    <style:style style:name="co5" style:family="table-column">
      <style:table-column-properties fo:break-before="auto" style:column-width="2.42cm"/>
    </style:style>
    <style:style style:name="co6" style:family="table-column">
      <style:table-column-properties fo:break-before="auto" style:column-width="3.235cm"/>
    </style:style>
    <style:style style:name="co7" style:family="table-column">
      <style:table-column-properties fo:break-before="auto" style:column-width="1.778cm"/>
    </style:style>
    <style:style style:name="co8" style:family="table-column">
      <style:table-column-properties fo:break-before="auto" style:column-width="7.186cm"/>
    </style:style>
    <style:style style:name="co9" style:family="table-column">
      <style:table-column-properties fo:break-before="auto" style:column-width="2.889cm"/>
    </style:style>
    <style:style style:name="co10" style:family="table-column">
      <style:table-column-properties fo:break-before="auto" style:column-width="1.91cm"/>
    </style:style>
    <style:style style:name="co11" style:family="table-column">
      <style:table-column-properties fo:break-before="auto" style:column-width="2.321cm"/>
    </style:style>
    <style:style style:name="co12" style:family="table-column">
      <style:table-column-properties fo:break-before="auto" style:column-width="2.371cm"/>
    </style:style>
    <style:style style:name="co13" style:family="table-column">
      <style:table-column-properties fo:break-before="auto" style:column-width="3.679cm"/>
    </style:style>
    <style:style style:name="co14" style:family="table-column">
      <style:table-column-properties fo:break-before="auto" style:column-width="3.161cm"/>
    </style:style>
    <style:style style:name="co15" style:family="table-column">
      <style:table-column-properties fo:break-before="auto" style:column-width="3.284cm"/>
    </style:style>
    <style:style style:name="co16" style:family="table-column">
      <style:table-column-properties fo:break-before="auto" style:column-width="4.89cm"/>
    </style:style>
    <style:style style:name="co17" style:family="table-column">
      <style:table-column-properties fo:break-before="auto" style:column-width="3.21cm"/>
    </style:style>
    <style:style style:name="co18" style:family="table-column">
      <style:table-column-properties fo:break-before="auto" style:column-width="2.963cm"/>
    </style:style>
    <style:style style:name="ro1" style:family="table-row">
      <style:table-row-properties style:row-height="0.503cm" fo:break-before="auto" style:use-optimal-row-height="true"/>
    </style:style>
    <style:style style:name="ta1" style:family="table" style:master-page-name="PageStyle_5f_Max-Min">
      <style:table-properties table:display="true" style:writing-mode="lr-tb" table:tab-color="#70ad47"/>
    </style:style>
    <style:style style:name="ta2" style:family="table" style:master-page-name="PageStyle_5f_IF-IFS">
      <style:table-properties table:display="true" style:writing-mode="lr-tb" table:tab-color="#70ad47"/>
    </style:style>
    <style:style style:name="ta3" style:family="table" style:master-page-name="PageStyle_5f_Len">
      <style:table-properties table:display="true" style:writing-mode="lr-tb" table:tab-color="#70ad47"/>
    </style:style>
    <style:style style:name="ta4" style:family="table" style:master-page-name="PageStyle_5f_LeftRight">
      <style:table-properties table:display="true" style:writing-mode="lr-tb" table:tab-color="#70ad47"/>
    </style:style>
    <style:style style:name="ta5" style:family="table" style:master-page-name="PageStyle_5f_DateToText">
      <style:table-properties table:display="true" style:writing-mode="lr-tb" table:tab-color="#70ad47"/>
    </style:style>
    <style:style style:name="ta6" style:family="table" style:master-page-name="PageStyle_5f_TRIM">
      <style:table-properties table:display="true" style:writing-mode="lr-tb" table:tab-color="#70ad47"/>
    </style:style>
    <style:style style:name="ta7" style:family="table" style:master-page-name="PageStyle_5f_Substitute">
      <style:table-properties table:display="true" style:writing-mode="lr-tb" table:tab-color="#70ad47"/>
    </style:style>
    <style:style style:name="ta8" style:family="table" style:master-page-name="PageStyle_5f_SUM-SumIF">
      <style:table-properties table:display="true" style:writing-mode="lr-tb" table:tab-color="#70ad47"/>
    </style:style>
    <style:style style:name="ta9" style:family="table" style:master-page-name="PageStyle_5f_Count-CountIF">
      <style:table-properties table:display="true" style:writing-mode="lr-tb" table:tab-color="#70ad47"/>
    </style:style>
    <style:style style:name="ta10" style:family="table" style:master-page-name="PageStyle_5f_Concatenate">
      <style:table-properties table:display="true" style:writing-mode="lr-tb" table:tab-color="#70ad47"/>
    </style:style>
    <style:style style:name="ta11" style:family="table" style:master-page-name="PageStyle_5f_Days-NetworkDays">
      <style:table-properties table:display="true" style:writing-mode="lr-tb" table:tab-color="#70ad47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rotation-align="none"/>
    </style:style>
    <style:style style:name="ce2" style:family="table-cell" style:parent-style-name="Default" style:data-style-name="N0">
      <style:table-cell-properties style:rotation-align="none"/>
    </style:style>
    <style:style style:name="ce3" style:family="table-cell" style:parent-style-name="Default" style:data-style-name="N10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 table:null-year="1950">
        <table:iteration table:maximum-difference="0.0001"/>
      </table:calculation-settings>
      <table:table table:name="Max-Min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2" table:number-columns-repeated="2" table:default-cell-style-name="ce1"/>
        <table:table-column table:style-name="co2" table:number-columns-repeated="3" table:default-cell-style-name="Default"/>
        <table:table-column table:style-name="co2" table:number-columns-repeated="16372"/>
        <table:table-row table:style-name="ro1">
          <table:table-cell office:value-type="string" calcext:value-type="string">
            <text:p>EmployeeID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JobTitle</text:p>
          </table:table-cell>
          <table:table-cell office:value-type="string" calcext:value-type="string">
            <text:p>Salary</text:p>
          </table:table-cell>
          <table:table-cell table:style-name="Default" office:value-type="string" calcext:value-type="string">
            <text:p>StartDate</text:p>
          </table:table-cell>
          <table:table-cell table:style-name="Default" office:value-type="string" calcext:value-type="string">
            <text:p>EndDate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/>
          <table:table-cell table:style-name="Default" table:number-columns-repeated="16372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Halper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alesman</text:p>
          </table:table-cell>
          <table:table-cell office:value-type="float" office:value="45000" calcext:value-type="float">
            <text:p>45000</text:p>
          </table:table-cell>
          <table:table-cell office:value-type="date" office:date-value="2001-11-02" calcext:value-type="date">
            <text:p>02/11/2001</text:p>
          </table:table-cell>
          <table:table-cell office:value-type="date" office:date-value="2015-09-06" calcext:value-type="date">
            <text:p>06/09/2015</text:p>
          </table:table-cell>
          <table:table-cell table:style-name="ce1" table:formula="of:=MAX([.H2:.H10])" office:value-type="date" office:date-value="2003-11-08" calcext:value-type="date">
            <text:p>08/11/2003</text:p>
          </table:table-cell>
          <table:table-cell table:style-name="ce1" table:formula="of:=MIN([.H2:.H10])" office:value-type="date" office:date-value="1995-12-07" calcext:value-type="date">
            <text:p>07/12/1995</text:p>
          </table:table-cell>
          <table:table-cell office:value-type="string" calcext:value-type="string">
            <text:p>#STARTDATE</text:p>
          </table:table-cell>
          <table:table-cell table:style-name="Default" table:number-columns-repeated="16372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Beasle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eceptionist</text:p>
          </table:table-cell>
          <table:table-cell office:value-type="float" office:value="36000" calcext:value-type="float">
            <text:p>36000</text:p>
          </table:table-cell>
          <table:table-cell office:value-type="date" office:date-value="1999-10-03" calcext:value-type="date">
            <text:p>03/10/1999</text:p>
          </table:table-cell>
          <table:table-cell office:value-type="date" office:date-value="2015-10-10" calcext:value-type="date">
            <text:p>10/10/2015</text:p>
          </table:table-cell>
          <table:table-cell table:style-name="ce2" table:formula="of:=MAX([.G2:.G10])" office:value-type="float" office:value="65000" calcext:value-type="float">
            <text:p>65000</text:p>
          </table:table-cell>
          <table:table-cell table:style-name="ce2" table:formula="of:=MIN([.G2:.G10])" office:value-type="float" office:value="36000" calcext:value-type="float">
            <text:p>36000</text:p>
          </table:table-cell>
          <table:table-cell office:value-type="string" calcext:value-type="string">
            <text:p>#SALARY</text:p>
          </table:table-cell>
          <table:table-cell table:style-name="Default" table:number-columns-repeated="16372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Dwight</text:p>
          </table:table-cell>
          <table:table-cell office:value-type="string" calcext:value-type="string">
            <text:p>Schrut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alesman</text:p>
          </table:table-cell>
          <table:table-cell office:value-type="float" office:value="63000" calcext:value-type="float">
            <text:p>63000</text:p>
          </table:table-cell>
          <table:table-cell office:value-type="date" office:date-value="2000-07-04" calcext:value-type="date">
            <text:p>04/07/2000</text:p>
          </table:table-cell>
          <table:table-cell office:value-type="date" office:date-value="2017-09-08" calcext:value-type="date">
            <text:p>08/09/2017</text:p>
          </table:table-cell>
          <table:table-cell table:number-columns-repeated="3"/>
          <table:table-cell table:style-name="Default" table:number-columns-repeated="16372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Angela</text:p>
          </table:table-cell>
          <table:table-cell office:value-type="string" calcext:value-type="string">
            <text:p>Mart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ccountant</text:p>
          </table:table-cell>
          <table:table-cell office:value-type="float" office:value="47000" calcext:value-type="float">
            <text:p>47000</text:p>
          </table:table-cell>
          <table:table-cell office:value-type="date" office:date-value="2000-01-05" calcext:value-type="date">
            <text:p>05/01/2000</text:p>
          </table:table-cell>
          <table:table-cell office:value-type="date" office:date-value="2015-12-03" calcext:value-type="date">
            <text:p>03/12/2015</text:p>
          </table:table-cell>
          <table:table-cell table:number-columns-repeated="3"/>
          <table:table-cell table:style-name="Default" table:number-columns-repeated="16372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Toby</text:p>
          </table:table-cell>
          <table:table-cell office:value-type="string" calcext:value-type="string">
            <text:p>Flenderso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R</text:p>
          </table:table-cell>
          <table:table-cell office:value-type="float" office:value="50000" calcext:value-type="float">
            <text:p>50000</text:p>
          </table:table-cell>
          <table:table-cell office:value-type="date" office:date-value="2001-05-06" calcext:value-type="date">
            <text:p>06/05/2001</text:p>
          </table:table-cell>
          <table:table-cell office:value-type="date" office:date-value="2017-08-30" calcext:value-type="date">
            <text:p>30/08/2017</text:p>
          </table:table-cell>
          <table:table-cell table:number-columns-repeated="3"/>
          <table:table-cell table:style-name="Default" table:number-columns-repeated="16372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Scot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egional Manager</text:p>
          </table:table-cell>
          <table:table-cell office:value-type="float" office:value="65000" calcext:value-type="float">
            <text:p>65000</text:p>
          </table:table-cell>
          <table:table-cell office:value-type="date" office:date-value="1995-12-07" calcext:value-type="date">
            <text:p>07/12/1995</text:p>
          </table:table-cell>
          <table:table-cell office:value-type="date" office:date-value="2013-09-11" calcext:value-type="date">
            <text:p>11/09/2013</text:p>
          </table:table-cell>
          <table:table-cell table:number-columns-repeated="3"/>
          <table:table-cell table:style-name="Default" table:number-columns-repeated="16372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Meredith</text:p>
          </table:table-cell>
          <table:table-cell office:value-type="string" calcext:value-type="string">
            <text:p>Palm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upplier Relations</text:p>
          </table:table-cell>
          <table:table-cell office:value-type="float" office:value="41000" calcext:value-type="float">
            <text:p>41000</text:p>
          </table:table-cell>
          <table:table-cell office:value-type="date" office:date-value="2003-11-08" calcext:value-type="date">
            <text:p>08/11/2003</text:p>
          </table:table-cell>
          <table:table-cell office:value-type="date" office:date-value="2013-10-04" calcext:value-type="date">
            <text:p>04/10/2013</text:p>
          </table:table-cell>
          <table:table-cell table:number-columns-repeated="3"/>
          <table:table-cell table:style-name="Default" table:number-columns-repeated="16372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Stanley</text:p>
          </table:table-cell>
          <table:table-cell office:value-type="string" calcext:value-type="string">
            <text:p>Hudso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alesman</text:p>
          </table:table-cell>
          <table:table-cell office:value-type="float" office:value="48000" calcext:value-type="float">
            <text:p>48000</text:p>
          </table:table-cell>
          <table:table-cell office:value-type="date" office:date-value="2002-06-09" calcext:value-type="date">
            <text:p>09/06/2002</text:p>
          </table:table-cell>
          <table:table-cell office:value-type="date" office:date-value="2015-04-22" calcext:value-type="date">
            <text:p>22/04/2015</text:p>
          </table:table-cell>
          <table:table-cell table:number-columns-repeated="3"/>
          <table:table-cell table:style-name="Default" table:number-columns-repeated="16372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Malon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ccountant</text:p>
          </table:table-cell>
          <table:table-cell office:value-type="float" office:value="42000" calcext:value-type="float">
            <text:p>42000</text:p>
          </table:table-cell>
          <table:table-cell office:value-type="date" office:date-value="2003-08-10" calcext:value-type="date">
            <text:p>10/08/2003</text:p>
          </table:table-cell>
          <table:table-cell office:value-type="date" office:date-value="2011-09-14" calcext:value-type="date">
            <text:p>14/09/2011</text:p>
          </table:table-cell>
          <table:table-cell table:number-columns-repeated="3"/>
          <table:table-cell table:style-name="Default" table:number-columns-repeated="16372"/>
        </table:table-row>
      </table:table>
      <table:table table:name="IF-IFS" table:style-name="ta2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2" table:number-columns-repeated="2" table:default-cell-style-name="ce1"/>
        <table:table-column table:style-name="co2" table:default-cell-style-name="Default"/>
        <table:table-column table:style-name="co4" table:default-cell-style-name="Default"/>
        <table:table-column table:style-name="co2" table:number-columns-repeated="16373"/>
        <table:table-row table:style-name="ro1">
          <table:table-cell office:value-type="string" calcext:value-type="string">
            <text:p>EmployeeID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JobTitle</text:p>
          </table:table-cell>
          <table:table-cell office:value-type="string" calcext:value-type="string">
            <text:p>Salary</text:p>
          </table:table-cell>
          <table:table-cell table:style-name="Default" office:value-type="string" calcext:value-type="string">
            <text:p>StartDate</text:p>
          </table:table-cell>
          <table:table-cell table:style-name="Default" office:value-type="string" calcext:value-type="string">
            <text:p>EndDate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FS</text:p>
          </table:table-cell>
          <table:table-cell table:style-name="Default" table:number-columns-repeated="16373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Halper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alesman</text:p>
          </table:table-cell>
          <table:table-cell office:value-type="float" office:value="45000" calcext:value-type="float">
            <text:p>45000</text:p>
          </table:table-cell>
          <table:table-cell office:value-type="date" office:date-value="2001-11-02" calcext:value-type="date">
            <text:p>02/11/2001</text:p>
          </table:table-cell>
          <table:table-cell office:value-type="date" office:date-value="2015-09-06" calcext:value-type="date">
            <text:p>06/09/2015</text:p>
          </table:table-cell>
          <table:table-cell table:formula="of:=IF([.D2:.D10]&gt;30;&quot;OLD&quot;;&quot;YOUNG&quot;)" office:value-type="string" office:string-value="YOUNG" calcext:value-type="string">
            <text:p>YOUNG</text:p>
          </table:table-cell>
          <table:table-cell table:formula="of:=COM.MICROSOFT.IFS([.F2:.F9]=&quot;Salesman&quot;;&quot;Sales&quot;;[.F2:.F10]=&quot;HR&quot;;&quot;Fire Immediately&quot;;[.F2:.F10]=&quot;Regional Manager&quot;;&quot;Give Christmas Bonus&quot;)" office:value-type="string" office:string-value="Sales" calcext:value-type="string">
            <text:p>Sales</text:p>
          </table:table-cell>
          <table:table-cell table:style-name="Default" table:number-columns-repeated="16373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Beasle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eceptionist</text:p>
          </table:table-cell>
          <table:table-cell office:value-type="float" office:value="36000" calcext:value-type="float">
            <text:p>36000</text:p>
          </table:table-cell>
          <table:table-cell office:value-type="date" office:date-value="1999-10-03" calcext:value-type="date">
            <text:p>03/10/1999</text:p>
          </table:table-cell>
          <table:table-cell office:value-type="date" office:date-value="2015-10-10" calcext:value-type="date">
            <text:p>10/10/2015</text:p>
          </table:table-cell>
          <table:table-cell table:formula="of:=IF([.D3:.D11]&gt;30;&quot;OLD&quot;;&quot;YOUNG&quot;)" office:value-type="string" office:string-value="YOUNG" calcext:value-type="string">
            <text:p>YOUNG</text:p>
          </table:table-cell>
          <table:table-cell table:formula="of:=COM.MICROSOFT.IFS([.F3:.F10]=&quot;Salesman&quot;;&quot;Sales&quot;;[.F3:.F11]=&quot;HR&quot;;&quot;Fire Immediately&quot;;[.F3:.F11]=&quot;Regional Manager&quot;;&quot;Give Christmas Bonus&quot;)" office:value-type="string" office:string-value="" calcext:value-type="error">
            <text:p>#N/A</text:p>
          </table:table-cell>
          <table:table-cell table:style-name="Default" table:number-columns-repeated="16373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Dwight</text:p>
          </table:table-cell>
          <table:table-cell office:value-type="string" calcext:value-type="string">
            <text:p>Schrut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alesman</text:p>
          </table:table-cell>
          <table:table-cell office:value-type="float" office:value="63000" calcext:value-type="float">
            <text:p>63000</text:p>
          </table:table-cell>
          <table:table-cell office:value-type="date" office:date-value="2000-07-04" calcext:value-type="date">
            <text:p>04/07/2000</text:p>
          </table:table-cell>
          <table:table-cell office:value-type="date" office:date-value="2017-09-08" calcext:value-type="date">
            <text:p>08/09/2017</text:p>
          </table:table-cell>
          <table:table-cell table:formula="of:=IF([.D4:.D12]&gt;30;&quot;OLD&quot;;&quot;YOUNG&quot;)" office:value-type="string" office:string-value="YOUNG" calcext:value-type="string">
            <text:p>YOUNG</text:p>
          </table:table-cell>
          <table:table-cell table:formula="of:=COM.MICROSOFT.IFS([.F4:.F11]=&quot;Salesman&quot;;&quot;Sales&quot;;[.F4:.F12]=&quot;HR&quot;;&quot;Fire Immediately&quot;;[.F4:.F12]=&quot;Regional Manager&quot;;&quot;Give Christmas Bonus&quot;)" office:value-type="string" office:string-value="Sales" calcext:value-type="string">
            <text:p>Sales</text:p>
          </table:table-cell>
          <table:table-cell table:style-name="Default" table:number-columns-repeated="16373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Angela</text:p>
          </table:table-cell>
          <table:table-cell office:value-type="string" calcext:value-type="string">
            <text:p>Mart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ccountant</text:p>
          </table:table-cell>
          <table:table-cell office:value-type="float" office:value="47000" calcext:value-type="float">
            <text:p>47000</text:p>
          </table:table-cell>
          <table:table-cell office:value-type="date" office:date-value="2000-01-05" calcext:value-type="date">
            <text:p>05/01/2000</text:p>
          </table:table-cell>
          <table:table-cell office:value-type="date" office:date-value="2015-12-03" calcext:value-type="date">
            <text:p>03/12/2015</text:p>
          </table:table-cell>
          <table:table-cell table:formula="of:=IF([.D5:.D13]&gt;30;&quot;OLD&quot;;&quot;YOUNG&quot;)" office:value-type="string" office:string-value="OLD" calcext:value-type="string">
            <text:p>OLD</text:p>
          </table:table-cell>
          <table:table-cell table:formula="of:=COM.MICROSOFT.IFS([.F5:.F12]=&quot;Salesman&quot;;&quot;Sales&quot;;[.F5:.F13]=&quot;HR&quot;;&quot;Fire Immediately&quot;;[.F5:.F13]=&quot;Regional Manager&quot;;&quot;Give Christmas Bonus&quot;)" office:value-type="string" office:string-value="" calcext:value-type="error">
            <text:p>#N/A</text:p>
          </table:table-cell>
          <table:table-cell table:style-name="Default" table:number-columns-repeated="16373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Toby</text:p>
          </table:table-cell>
          <table:table-cell office:value-type="string" calcext:value-type="string">
            <text:p>Flenderso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R</text:p>
          </table:table-cell>
          <table:table-cell office:value-type="float" office:value="50000" calcext:value-type="float">
            <text:p>50000</text:p>
          </table:table-cell>
          <table:table-cell office:value-type="date" office:date-value="2001-05-06" calcext:value-type="date">
            <text:p>06/05/2001</text:p>
          </table:table-cell>
          <table:table-cell office:value-type="date" office:date-value="2017-08-30" calcext:value-type="date">
            <text:p>30/08/2017</text:p>
          </table:table-cell>
          <table:table-cell table:formula="of:=IF([.D6:.D14]&gt;30;&quot;OLD&quot;;&quot;YOUNG&quot;)" office:value-type="string" office:string-value="OLD" calcext:value-type="string">
            <text:p>OLD</text:p>
          </table:table-cell>
          <table:table-cell table:formula="of:=COM.MICROSOFT.IFS([.F6:.F13]=&quot;Salesman&quot;;&quot;Sales&quot;;[.F6:.F14]=&quot;HR&quot;;&quot;Fire Immediately&quot;;[.F6:.F14]=&quot;Regional Manager&quot;;&quot;Give Christmas Bonus&quot;)" office:value-type="string" office:string-value="Fire Immediately" calcext:value-type="string">
            <text:p>Fire Immediately</text:p>
          </table:table-cell>
          <table:table-cell table:style-name="Default" table:number-columns-repeated="16373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Scot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egional Manager</text:p>
          </table:table-cell>
          <table:table-cell office:value-type="float" office:value="65000" calcext:value-type="float">
            <text:p>65000</text:p>
          </table:table-cell>
          <table:table-cell office:value-type="date" office:date-value="1995-12-07" calcext:value-type="date">
            <text:p>07/12/1995</text:p>
          </table:table-cell>
          <table:table-cell office:value-type="date" office:date-value="2013-09-11" calcext:value-type="date">
            <text:p>11/09/2013</text:p>
          </table:table-cell>
          <table:table-cell table:formula="of:=IF([.D7:.D15]&gt;30;&quot;OLD&quot;;&quot;YOUNG&quot;)" office:value-type="string" office:string-value="OLD" calcext:value-type="string">
            <text:p>OLD</text:p>
          </table:table-cell>
          <table:table-cell table:formula="of:=COM.MICROSOFT.IFS([.F7:.F14]=&quot;Salesman&quot;;&quot;Sales&quot;;[.F7:.F15]=&quot;HR&quot;;&quot;Fire Immediately&quot;;[.F7:.F15]=&quot;Regional Manager&quot;;&quot;Give Christmas Bonus&quot;)" office:value-type="string" office:string-value="Give Christmas Bonus" calcext:value-type="string">
            <text:p>Give Christmas Bonus</text:p>
          </table:table-cell>
          <table:table-cell table:style-name="Default" table:number-columns-repeated="16373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Meredith</text:p>
          </table:table-cell>
          <table:table-cell office:value-type="string" calcext:value-type="string">
            <text:p>Palm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upplier Relations</text:p>
          </table:table-cell>
          <table:table-cell office:value-type="float" office:value="41000" calcext:value-type="float">
            <text:p>41000</text:p>
          </table:table-cell>
          <table:table-cell office:value-type="date" office:date-value="2003-11-08" calcext:value-type="date">
            <text:p>08/11/2003</text:p>
          </table:table-cell>
          <table:table-cell office:value-type="date" office:date-value="2013-10-04" calcext:value-type="date">
            <text:p>04/10/2013</text:p>
          </table:table-cell>
          <table:table-cell table:formula="of:=IF([.D8:.D16]&gt;30;&quot;OLD&quot;;&quot;YOUNG&quot;)" office:value-type="string" office:string-value="OLD" calcext:value-type="string">
            <text:p>OLD</text:p>
          </table:table-cell>
          <table:table-cell table:formula="of:=COM.MICROSOFT.IFS([.F8:.F15]=&quot;Salesman&quot;;&quot;Sales&quot;;[.F8:.F16]=&quot;HR&quot;;&quot;Fire Immediately&quot;;[.F8:.F16]=&quot;Regional Manager&quot;;&quot;Give Christmas Bonus&quot;)" office:value-type="string" office:string-value="" calcext:value-type="error">
            <text:p>#N/A</text:p>
          </table:table-cell>
          <table:table-cell table:style-name="Default" table:number-columns-repeated="16373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Stanley</text:p>
          </table:table-cell>
          <table:table-cell office:value-type="string" calcext:value-type="string">
            <text:p>Hudso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alesman</text:p>
          </table:table-cell>
          <table:table-cell office:value-type="float" office:value="48000" calcext:value-type="float">
            <text:p>48000</text:p>
          </table:table-cell>
          <table:table-cell office:value-type="date" office:date-value="2002-06-09" calcext:value-type="date">
            <text:p>09/06/2002</text:p>
          </table:table-cell>
          <table:table-cell office:value-type="date" office:date-value="2015-04-22" calcext:value-type="date">
            <text:p>22/04/2015</text:p>
          </table:table-cell>
          <table:table-cell table:formula="of:=IF([.D9:.D17]&gt;30;&quot;OLD&quot;;&quot;YOUNG&quot;)" office:value-type="string" office:string-value="OLD" calcext:value-type="string">
            <text:p>OLD</text:p>
          </table:table-cell>
          <table:table-cell table:formula="of:=COM.MICROSOFT.IFS([.F9:.F16]=&quot;Salesman&quot;;&quot;Sales&quot;;[.F9:.F17]=&quot;HR&quot;;&quot;Fire Immediately&quot;;[.F9:.F17]=&quot;Regional Manager&quot;;&quot;Give Christmas Bonus&quot;)" office:value-type="string" office:string-value="Sales" calcext:value-type="string">
            <text:p>Sales</text:p>
          </table:table-cell>
          <table:table-cell table:style-name="Default" table:number-columns-repeated="16373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Malon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ccountant</text:p>
          </table:table-cell>
          <table:table-cell office:value-type="float" office:value="42000" calcext:value-type="float">
            <text:p>42000</text:p>
          </table:table-cell>
          <table:table-cell office:value-type="date" office:date-value="2003-08-10" calcext:value-type="date">
            <text:p>10/08/2003</text:p>
          </table:table-cell>
          <table:table-cell office:value-type="date" office:date-value="2011-09-14" calcext:value-type="date">
            <text:p>14/09/2011</text:p>
          </table:table-cell>
          <table:table-cell table:formula="of:=IF([.D10:.D18]&gt;30;&quot;OLD&quot;;&quot;YOUNG&quot;)" office:value-type="string" office:string-value="OLD" calcext:value-type="string">
            <text:p>OLD</text:p>
          </table:table-cell>
          <table:table-cell table:formula="of:=COM.MICROSOFT.IFS([.F10:.F17]=&quot;Salesman&quot;;&quot;Sales&quot;;[.F10:.F18]=&quot;HR&quot;;&quot;Fire Immediately&quot;;[.F10:.F18]=&quot;Regional Manager&quot;;&quot;Give Christmas Bonus&quot;)" office:value-type="string" office:string-value="" calcext:value-type="error">
            <text:p>#N/A</text:p>
          </table:table-cell>
          <table:table-cell table:style-name="Default" table:number-columns-repeated="16373"/>
        </table:table-row>
      </table:table>
      <table:table table:name="Len" table:style-name="ta3">
        <office:forms form:automatic-focus="false" form:apply-design-mode="false"/>
        <table:table-column table:style-name="co1" table:default-cell-style-name="Default"/>
        <table:table-column table:style-name="co5" table:number-columns-repeated="6" table:default-cell-style-name="Default"/>
        <table:table-column table:style-name="co5" table:number-columns-repeated="2" table:default-cell-style-name="ce1"/>
        <table:table-column table:style-name="co5" table:number-columns-repeated="3" table:default-cell-style-name="Default"/>
        <table:table-column table:style-name="co5" table:number-columns-repeated="16372"/>
        <table:table-row table:style-name="ro1">
          <table:table-cell office:value-type="string" calcext:value-type="string">
            <text:p>EmployeeID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JobTitle</text:p>
          </table:table-cell>
          <table:table-cell office:value-type="string" calcext:value-type="string">
            <text:p>Salary</text:p>
          </table:table-cell>
          <table:table-cell table:style-name="Default" office:value-type="string" calcext:value-type="string">
            <text:p>StartDate</text:p>
          </table:table-cell>
          <table:table-cell table:style-name="Default" office:value-type="string" calcext:value-type="string">
            <text:p>EndDate</text:p>
          </table:table-cell>
          <table:table-cell office:value-type="string" calcext:value-type="string">
            <text:p>LEN(B2)</text:p>
          </table:table-cell>
          <table:table-cell/>
          <table:table-cell office:value-type="string" calcext:value-type="string">
            <text:p>Can be used to see difference between 100s and thousands. Can find bad Social Security numbers if they're 10 digits instead of 9</text:p>
          </table:table-cell>
          <table:table-cell table:style-name="Default" table:number-columns-repeated="16372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Halper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alesman</text:p>
          </table:table-cell>
          <table:table-cell office:value-type="float" office:value="45000" calcext:value-type="float">
            <text:p>45000</text:p>
          </table:table-cell>
          <table:table-cell office:value-type="date" office:date-value="2001-11-02" calcext:value-type="date">
            <text:p>02/11/2001</text:p>
          </table:table-cell>
          <table:table-cell office:value-type="date" office:date-value="2015-09-06" calcext:value-type="date">
            <text:p>06/09/2015</text:p>
          </table:table-cell>
          <table:table-cell table:formula="of:=LEN([.C2:.C10])" office:value-type="float" office:value="7" calcext:value-type="float">
            <text:p>7</text:p>
          </table:table-cell>
          <table:table-cell table:number-columns-repeated="2"/>
          <table:table-cell table:style-name="Default" table:number-columns-repeated="16372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Beasle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eceptionist</text:p>
          </table:table-cell>
          <table:table-cell office:value-type="float" office:value="36000" calcext:value-type="float">
            <text:p>36000</text:p>
          </table:table-cell>
          <table:table-cell office:value-type="date" office:date-value="1999-10-03" calcext:value-type="date">
            <text:p>03/10/1999</text:p>
          </table:table-cell>
          <table:table-cell office:value-type="date" office:date-value="2015-10-10" calcext:value-type="date">
            <text:p>10/10/2015</text:p>
          </table:table-cell>
          <table:table-cell table:formula="of:=LEN([.C3:.C11])" office:value-type="float" office:value="7" calcext:value-type="float">
            <text:p>7</text:p>
          </table:table-cell>
          <table:table-cell table:number-columns-repeated="2"/>
          <table:table-cell table:style-name="Default" table:number-columns-repeated="16372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Dwight</text:p>
          </table:table-cell>
          <table:table-cell office:value-type="string" calcext:value-type="string">
            <text:p>Schrut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alesman</text:p>
          </table:table-cell>
          <table:table-cell office:value-type="float" office:value="63000" calcext:value-type="float">
            <text:p>63000</text:p>
          </table:table-cell>
          <table:table-cell office:value-type="date" office:date-value="2000-07-04" calcext:value-type="date">
            <text:p>04/07/2000</text:p>
          </table:table-cell>
          <table:table-cell office:value-type="date" office:date-value="2017-09-08" calcext:value-type="date">
            <text:p>08/09/2017</text:p>
          </table:table-cell>
          <table:table-cell table:formula="of:=LEN([.C4:.C12])" office:value-type="float" office:value="7" calcext:value-type="float">
            <text:p>7</text:p>
          </table:table-cell>
          <table:table-cell table:number-columns-repeated="2"/>
          <table:table-cell table:style-name="Default" table:number-columns-repeated="16372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Angela</text:p>
          </table:table-cell>
          <table:table-cell office:value-type="string" calcext:value-type="string">
            <text:p>Mart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ccountant</text:p>
          </table:table-cell>
          <table:table-cell office:value-type="float" office:value="47000" calcext:value-type="float">
            <text:p>47000</text:p>
          </table:table-cell>
          <table:table-cell office:value-type="date" office:date-value="2000-01-05" calcext:value-type="date">
            <text:p>05/01/2000</text:p>
          </table:table-cell>
          <table:table-cell office:value-type="date" office:date-value="2015-12-03" calcext:value-type="date">
            <text:p>03/12/2015</text:p>
          </table:table-cell>
          <table:table-cell table:formula="of:=LEN([.C5:.C13])" office:value-type="float" office:value="6" calcext:value-type="float">
            <text:p>6</text:p>
          </table:table-cell>
          <table:table-cell table:number-columns-repeated="2"/>
          <table:table-cell table:style-name="Default" table:number-columns-repeated="16372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Toby</text:p>
          </table:table-cell>
          <table:table-cell office:value-type="string" calcext:value-type="string">
            <text:p>Flenderso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R</text:p>
          </table:table-cell>
          <table:table-cell office:value-type="float" office:value="50000" calcext:value-type="float">
            <text:p>50000</text:p>
          </table:table-cell>
          <table:table-cell office:value-type="date" office:date-value="2001-05-06" calcext:value-type="date">
            <text:p>06/05/2001</text:p>
          </table:table-cell>
          <table:table-cell office:value-type="date" office:date-value="2017-08-30" calcext:value-type="date">
            <text:p>30/08/2017</text:p>
          </table:table-cell>
          <table:table-cell table:formula="of:=LEN([.C6:.C14])" office:value-type="float" office:value="10" calcext:value-type="float">
            <text:p>10</text:p>
          </table:table-cell>
          <table:table-cell table:number-columns-repeated="2"/>
          <table:table-cell table:style-name="Default" table:number-columns-repeated="16372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Scot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egional Manager</text:p>
          </table:table-cell>
          <table:table-cell office:value-type="float" office:value="65000" calcext:value-type="float">
            <text:p>65000</text:p>
          </table:table-cell>
          <table:table-cell office:value-type="date" office:date-value="1995-12-07" calcext:value-type="date">
            <text:p>07/12/1995</text:p>
          </table:table-cell>
          <table:table-cell office:value-type="date" office:date-value="2013-09-11" calcext:value-type="date">
            <text:p>11/09/2013</text:p>
          </table:table-cell>
          <table:table-cell table:formula="of:=LEN([.C7:.C15])" office:value-type="float" office:value="5" calcext:value-type="float">
            <text:p>5</text:p>
          </table:table-cell>
          <table:table-cell table:number-columns-repeated="2"/>
          <table:table-cell table:style-name="Default" table:number-columns-repeated="16372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Meredith</text:p>
          </table:table-cell>
          <table:table-cell office:value-type="string" calcext:value-type="string">
            <text:p>Palm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upplier Relations</text:p>
          </table:table-cell>
          <table:table-cell office:value-type="float" office:value="41000" calcext:value-type="float">
            <text:p>41000</text:p>
          </table:table-cell>
          <table:table-cell office:value-type="date" office:date-value="2003-11-08" calcext:value-type="date">
            <text:p>08/11/2003</text:p>
          </table:table-cell>
          <table:table-cell office:value-type="date" office:date-value="2013-10-04" calcext:value-type="date">
            <text:p>04/10/2013</text:p>
          </table:table-cell>
          <table:table-cell table:formula="of:=LEN([.C8:.C16])" office:value-type="float" office:value="6" calcext:value-type="float">
            <text:p>6</text:p>
          </table:table-cell>
          <table:table-cell table:number-columns-repeated="2"/>
          <table:table-cell table:style-name="Default" table:number-columns-repeated="16372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Stanley</text:p>
          </table:table-cell>
          <table:table-cell office:value-type="string" calcext:value-type="string">
            <text:p>Hudso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alesman</text:p>
          </table:table-cell>
          <table:table-cell office:value-type="float" office:value="48000" calcext:value-type="float">
            <text:p>48000</text:p>
          </table:table-cell>
          <table:table-cell office:value-type="date" office:date-value="2002-06-09" calcext:value-type="date">
            <text:p>09/06/2002</text:p>
          </table:table-cell>
          <table:table-cell office:value-type="date" office:date-value="2015-04-22" calcext:value-type="date">
            <text:p>22/04/2015</text:p>
          </table:table-cell>
          <table:table-cell table:formula="of:=LEN([.C9:.C17])" office:value-type="float" office:value="6" calcext:value-type="float">
            <text:p>6</text:p>
          </table:table-cell>
          <table:table-cell table:number-columns-repeated="2"/>
          <table:table-cell table:style-name="Default" table:number-columns-repeated="16372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Malon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ccountant</text:p>
          </table:table-cell>
          <table:table-cell office:value-type="float" office:value="42000" calcext:value-type="float">
            <text:p>42000</text:p>
          </table:table-cell>
          <table:table-cell office:value-type="date" office:date-value="2003-08-10" calcext:value-type="date">
            <text:p>10/08/2003</text:p>
          </table:table-cell>
          <table:table-cell office:value-type="date" office:date-value="2011-09-14" calcext:value-type="date">
            <text:p>14/09/2011</text:p>
          </table:table-cell>
          <table:table-cell table:formula="of:=LEN([.C10:.C18])" office:value-type="float" office:value="6" calcext:value-type="float">
            <text:p>6</text:p>
          </table:table-cell>
          <table:table-cell table:number-columns-repeated="2"/>
          <table:table-cell table:style-name="Default" table:number-columns-repeated="16372"/>
        </table:table-row>
      </table:table>
      <table:table table:name="LeftRight" table:style-name="ta4">
        <office:forms form:automatic-focus="false" form:apply-design-mode="false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6" table:number-columns-repeated="2" table:default-cell-style-name="ce3"/>
        <table:table-column table:style-name="co8" table:default-cell-style-name="ce1"/>
        <table:table-column table:style-name="co6" table:number-columns-repeated="3" table:default-cell-style-name="Default"/>
        <table:table-column table:style-name="co6" table:number-columns-repeated="16371"/>
        <table:table-row table:style-name="ro1">
          <table:table-cell office:value-type="string" calcext:value-type="string">
            <text:p>EmployeeID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JobTitle</text:p>
          </table:table-cell>
          <table:table-cell office:value-type="string" calcext:value-type="string">
            <text:p>Salary</text:p>
          </table:table-cell>
          <table:table-cell table:style-name="Default" office:value-type="string" calcext:value-type="string">
            <text:p>StartDate</text:p>
          </table:table-cell>
          <table:table-cell table:style-name="Default" office:value-type="string" calcext:value-type="string">
            <text:p>EndDate</text:p>
          </table:table-cell>
          <table:table-cell table:style-name="Default" office:value-type="string" calcext:value-type="string">
            <text:p>Email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Right</text:p>
          </table:table-cell>
          <table:table-cell table:style-name="Default" table:number-columns-repeated="16371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Halper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alesman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11/2/2001</text:p>
          </table:table-cell>
          <table:table-cell office:value-type="string" calcext:value-type="string">
            <text:p>9/6/2015</text:p>
          </table:table-cell>
          <table:table-cell office:value-type="string" calcext:value-type="string">
            <text:p>Jim.Halpert@DunderMifflin.com</text:p>
          </table:table-cell>
          <table:table-cell table:formula="of:=LEFT([.B2:.B10];3)" office:value-type="string" office:string-value="Jim" calcext:value-type="string">
            <text:p>Jim</text:p>
          </table:table-cell>
          <table:table-cell table:formula="of:=RIGHT([.A2:.A10];1)" office:value-type="string" office:string-value="1" calcext:value-type="string">
            <text:p>1</text:p>
          </table:table-cell>
          <table:table-cell table:formula="of:=RIGHT([.H2:.H10];4)" office:value-type="string" office:string-value="2001" calcext:value-type="string">
            <text:p>2001</text:p>
          </table:table-cell>
          <table:table-cell table:style-name="Default" table:number-columns-repeated="16371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Beasle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eceptionist</text:p>
          </table:table-cell>
          <table:table-cell office:value-type="float" office:value="36000" calcext:value-type="float">
            <text:p>36000</text:p>
          </table:table-cell>
          <table:table-cell office:value-type="string" calcext:value-type="string">
            <text:p>10/3/1999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Pam.Beasley@DunderMifflin.com</text:p>
          </table:table-cell>
          <table:table-cell table:formula="of:=LEFT([.B3:.B11];3)" office:value-type="string" office:string-value="Pam" calcext:value-type="string">
            <text:p>Pam</text:p>
          </table:table-cell>
          <table:table-cell table:formula="of:=RIGHT([.A3:.A11];1)" office:value-type="string" office:string-value="2" calcext:value-type="string">
            <text:p>2</text:p>
          </table:table-cell>
          <table:table-cell table:formula="of:=RIGHT([.H3:.H11];4)" office:value-type="string" office:string-value="1999" calcext:value-type="string">
            <text:p>1999</text:p>
          </table:table-cell>
          <table:table-cell table:style-name="Default" table:number-columns-repeated="16371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Dwight</text:p>
          </table:table-cell>
          <table:table-cell office:value-type="string" calcext:value-type="string">
            <text:p>Schrut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alesman</text:p>
          </table:table-cell>
          <table:table-cell office:value-type="float" office:value="63000" calcext:value-type="float">
            <text:p>63000</text:p>
          </table:table-cell>
          <table:table-cell office:value-type="string" calcext:value-type="string">
            <text:p>7/4/2000</text:p>
          </table:table-cell>
          <table:table-cell office:value-type="string" calcext:value-type="string">
            <text:p>9/8/2017</text:p>
          </table:table-cell>
          <table:table-cell office:value-type="string" calcext:value-type="string">
            <text:p>Dwight.Schrute@AOL.com</text:p>
          </table:table-cell>
          <table:table-cell table:formula="of:=LEFT([.B4:.B12];3)" office:value-type="string" office:string-value="Dwi" calcext:value-type="string">
            <text:p>Dwi</text:p>
          </table:table-cell>
          <table:table-cell table:formula="of:=RIGHT([.A4:.A12];1)" office:value-type="string" office:string-value="3" calcext:value-type="string">
            <text:p>3</text:p>
          </table:table-cell>
          <table:table-cell table:formula="of:=RIGHT([.H4:.H12];4)" office:value-type="string" office:string-value="2000" calcext:value-type="string">
            <text:p>2000</text:p>
          </table:table-cell>
          <table:table-cell table:style-name="Default" table:number-columns-repeated="16371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Angela</text:p>
          </table:table-cell>
          <table:table-cell office:value-type="string" calcext:value-type="string">
            <text:p>Mart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ccountant</text:p>
          </table:table-cell>
          <table:table-cell office:value-type="float" office:value="47000" calcext:value-type="float">
            <text:p>47000</text:p>
          </table:table-cell>
          <table:table-cell office:value-type="string" calcext:value-type="string">
            <text:p>1/5/2000</text:p>
          </table:table-cell>
          <table:table-cell office:value-type="string" calcext:value-type="string">
            <text:p>12/3/2015</text:p>
          </table:table-cell>
          <table:table-cell office:value-type="string" calcext:value-type="string">
            <text:p>Angela.Martin@DunderMifflin.com</text:p>
          </table:table-cell>
          <table:table-cell table:formula="of:=LEFT([.B5:.B13];3)" office:value-type="string" office:string-value="Ang" calcext:value-type="string">
            <text:p>Ang</text:p>
          </table:table-cell>
          <table:table-cell table:formula="of:=RIGHT([.A5:.A13];1)" office:value-type="string" office:string-value="4" calcext:value-type="string">
            <text:p>4</text:p>
          </table:table-cell>
          <table:table-cell table:formula="of:=RIGHT([.H5:.H13];4)" office:value-type="string" office:string-value="2000" calcext:value-type="string">
            <text:p>2000</text:p>
          </table:table-cell>
          <table:table-cell table:style-name="Default" table:number-columns-repeated="16371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Toby</text:p>
          </table:table-cell>
          <table:table-cell office:value-type="string" calcext:value-type="string">
            <text:p>Flenderso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R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5/6/2001</text:p>
          </table:table-cell>
          <table:table-cell office:value-type="string" calcext:value-type="string">
            <text:p>8/30/2017</text:p>
          </table:table-cell>
          <table:table-cell office:value-type="string" calcext:value-type="string">
            <text:p>Toby.Flenderson@DunderMifflinCorporate.com</text:p>
          </table:table-cell>
          <table:table-cell table:formula="of:=LEFT([.B6:.B14];3)" office:value-type="string" office:string-value="Tob" calcext:value-type="string">
            <text:p>Tob</text:p>
          </table:table-cell>
          <table:table-cell table:formula="of:=RIGHT([.A6:.A14];1)" office:value-type="string" office:string-value="5" calcext:value-type="string">
            <text:p>5</text:p>
          </table:table-cell>
          <table:table-cell table:formula="of:=RIGHT([.H6:.H14];4)" office:value-type="string" office:string-value="2001" calcext:value-type="string">
            <text:p>2001</text:p>
          </table:table-cell>
          <table:table-cell table:style-name="Default" table:number-columns-repeated="16371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Scot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egional Manager</text:p>
          </table:table-cell>
          <table:table-cell office:value-type="float" office:value="65000" calcext:value-type="float">
            <text:p>65000</text:p>
          </table:table-cell>
          <table:table-cell office:value-type="string" calcext:value-type="string">
            <text:p>5/6/2001</text:p>
          </table:table-cell>
          <table:table-cell office:value-type="string" calcext:value-type="string">
            <text:p>9/11/2013</text:p>
          </table:table-cell>
          <table:table-cell office:value-type="string" calcext:value-type="string">
            <text:p>Michael.Scott@DunderMifflin.com</text:p>
          </table:table-cell>
          <table:table-cell table:formula="of:=LEFT([.B7:.B15];3)" office:value-type="string" office:string-value="Mic" calcext:value-type="string">
            <text:p>Mic</text:p>
          </table:table-cell>
          <table:table-cell table:formula="of:=RIGHT([.A7:.A15];1)" office:value-type="string" office:string-value="6" calcext:value-type="string">
            <text:p>6</text:p>
          </table:table-cell>
          <table:table-cell table:formula="of:=RIGHT([.H7:.H15];4)" office:value-type="string" office:string-value="2001" calcext:value-type="string">
            <text:p>2001</text:p>
          </table:table-cell>
          <table:table-cell table:style-name="Default" table:number-columns-repeated="16371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Meredith</text:p>
          </table:table-cell>
          <table:table-cell office:value-type="string" calcext:value-type="string">
            <text:p>Palm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upplier Relations</text:p>
          </table:table-cell>
          <table:table-cell office:value-type="float" office:value="41000" calcext:value-type="float">
            <text:p>41000</text:p>
          </table:table-cell>
          <table:table-cell office:value-type="string" calcext:value-type="string">
            <text:p>11/8/2003</text:p>
          </table:table-cell>
          <table:table-cell office:value-type="string" calcext:value-type="string">
            <text:p>9/11/2013</text:p>
          </table:table-cell>
          <table:table-cell office:value-type="string" calcext:value-type="string">
            <text:p>Meredith.Palmer@Yahoo.com</text:p>
          </table:table-cell>
          <table:table-cell table:formula="of:=LEFT([.B8:.B16];3)" office:value-type="string" office:string-value="Mer" calcext:value-type="string">
            <text:p>Mer</text:p>
          </table:table-cell>
          <table:table-cell table:formula="of:=RIGHT([.A8:.A16];1)" office:value-type="string" office:string-value="7" calcext:value-type="string">
            <text:p>7</text:p>
          </table:table-cell>
          <table:table-cell table:formula="of:=RIGHT([.H8:.H16];4)" office:value-type="string" office:string-value="2003" calcext:value-type="string">
            <text:p>2003</text:p>
          </table:table-cell>
          <table:table-cell table:style-name="Default" table:number-columns-repeated="16371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Stanley</text:p>
          </table:table-cell>
          <table:table-cell office:value-type="string" calcext:value-type="string">
            <text:p>Hudso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alesman</text:p>
          </table:table-cell>
          <table:table-cell office:value-type="float" office:value="48000" calcext:value-type="float">
            <text:p>48000</text:p>
          </table:table-cell>
          <table:table-cell office:value-type="string" calcext:value-type="string">
            <text:p>6/9/2002</text:p>
          </table:table-cell>
          <table:table-cell office:value-type="string" calcext:value-type="string">
            <text:p>4/22/2015</text:p>
          </table:table-cell>
          <table:table-cell office:value-type="string" calcext:value-type="string">
            <text:p>Stanley.Hudson@gmail.com</text:p>
          </table:table-cell>
          <table:table-cell table:formula="of:=LEFT([.B9:.B17];3)" office:value-type="string" office:string-value="Sta" calcext:value-type="string">
            <text:p>Sta</text:p>
          </table:table-cell>
          <table:table-cell table:formula="of:=RIGHT([.A9:.A17];1)" office:value-type="string" office:string-value="8" calcext:value-type="string">
            <text:p>8</text:p>
          </table:table-cell>
          <table:table-cell table:formula="of:=RIGHT([.H9:.H17];4)" office:value-type="string" office:string-value="2002" calcext:value-type="string">
            <text:p>2002</text:p>
          </table:table-cell>
          <table:table-cell table:style-name="Default" table:number-columns-repeated="16371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Malon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ccountant</text:p>
          </table:table-cell>
          <table:table-cell office:value-type="float" office:value="42000" calcext:value-type="float">
            <text:p>42000</text:p>
          </table:table-cell>
          <table:table-cell office:value-type="string" calcext:value-type="string">
            <text:p>8/10/2003</text:p>
          </table:table-cell>
          <table:table-cell office:value-type="string" calcext:value-type="string">
            <text:p>4/22/2015</text:p>
          </table:table-cell>
          <table:table-cell office:value-type="string" calcext:value-type="string">
            <text:p>Kevin.Malone@DunderMifflin.com</text:p>
          </table:table-cell>
          <table:table-cell table:formula="of:=LEFT([.B10:.B18];3)" office:value-type="string" office:string-value="Kev" calcext:value-type="string">
            <text:p>Kev</text:p>
          </table:table-cell>
          <table:table-cell table:formula="of:=RIGHT([.A10:.A18];1)" office:value-type="string" office:string-value="9" calcext:value-type="string">
            <text:p>9</text:p>
          </table:table-cell>
          <table:table-cell table:formula="of:=RIGHT([.H10:.H18];4)" office:value-type="string" office:string-value="2003" calcext:value-type="string">
            <text:p>2003</text:p>
          </table:table-cell>
          <table:table-cell table:style-name="Default" table:number-columns-repeated="16371"/>
        </table:table-row>
      </table:table>
      <table:table table:name="DateToText" table:style-name="ta5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2" table:number-columns-repeated="2" table:default-cell-style-name="ce1"/>
        <table:table-column table:style-name="co2" table:default-cell-style-name="Default"/>
        <table:table-column table:style-name="co2" table:default-cell-style-name="ce3"/>
        <table:table-column table:style-name="co2" table:number-columns-repeated="3" table:default-cell-style-name="Default"/>
        <table:table-column table:style-name="co2" table:number-columns-repeated="16370"/>
        <table:table-row table:style-name="ro1">
          <table:table-cell office:value-type="string" calcext:value-type="string">
            <text:p>EmployeeID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JobTitle</text:p>
          </table:table-cell>
          <table:table-cell office:value-type="string" calcext:value-type="string">
            <text:p>Salary</text:p>
          </table:table-cell>
          <table:table-cell table:style-name="Default" office:value-type="string" calcext:value-type="string">
            <text:p>StartDate</text:p>
          </table:table-cell>
          <table:table-cell table:style-name="Default" office:value-type="string" calcext:value-type="string">
            <text:p>EndDate</text:p>
          </table:table-cell>
          <table:table-cell office:value-type="string" calcext:value-type="string">
            <text:p>TEXT(H2,"dd/mm/yyyy")</text:p>
          </table:table-cell>
          <table:table-cell table:style-name="Default"/>
          <table:table-cell table:number-columns-repeated="3"/>
          <table:table-cell table:style-name="Default" table:number-columns-repeated="16370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Halper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alesman</text:p>
          </table:table-cell>
          <table:table-cell office:value-type="float" office:value="45000" calcext:value-type="float">
            <text:p>45000</text:p>
          </table:table-cell>
          <table:table-cell office:value-type="date" office:date-value="2001-11-02" calcext:value-type="date">
            <text:p>02/11/2001</text:p>
          </table:table-cell>
          <table:table-cell office:value-type="date" office:date-value="2015-09-06" calcext:value-type="date">
            <text:p>06/09/2015</text:p>
          </table:table-cell>
          <table:table-cell table:formula="of:=TEXT([.I2:.I10];&quot;dd/mm/yyyy&quot;)" office:value-type="string" office:string-value="06/09/2015" calcext:value-type="string">
            <text:p>06/09/2015</text:p>
          </table:table-cell>
          <table:table-cell/>
          <table:table-cell table:formula="of:=RIGHT([.I2:.I10];4)" office:value-type="string" office:string-value="2253" calcext:value-type="string">
            <text:p>2253</text:p>
          </table:table-cell>
          <table:table-cell table:formula="of:=RIGHT([.J2:.J10];4)" office:value-type="string" office:string-value="2015" calcext:value-type="string">
            <text:p>2015</text:p>
          </table:table-cell>
          <table:table-cell/>
          <table:table-cell table:style-name="Default" table:number-columns-repeated="16370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Beasle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eceptionist</text:p>
          </table:table-cell>
          <table:table-cell office:value-type="float" office:value="36000" calcext:value-type="float">
            <text:p>36000</text:p>
          </table:table-cell>
          <table:table-cell office:value-type="date" office:date-value="1999-10-03" calcext:value-type="date">
            <text:p>03/10/1999</text:p>
          </table:table-cell>
          <table:table-cell office:value-type="date" office:date-value="2015-10-10" calcext:value-type="date">
            <text:p>10/10/2015</text:p>
          </table:table-cell>
          <table:table-cell table:formula="of:=TEXT([.I3:.I11];&quot;dd/mm/yyyy&quot;)" office:value-type="string" office:string-value="10/10/2015" calcext:value-type="string">
            <text:p>10/10/2015</text:p>
          </table:table-cell>
          <table:table-cell/>
          <table:table-cell table:formula="of:=RIGHT([.I3:.I11];4)" office:value-type="string" office:string-value="2287" calcext:value-type="string">
            <text:p>2287</text:p>
          </table:table-cell>
          <table:table-cell table:formula="of:=RIGHT([.J3:.J11];4)" office:value-type="string" office:string-value="2015" calcext:value-type="string">
            <text:p>2015</text:p>
          </table:table-cell>
          <table:table-cell/>
          <table:table-cell table:style-name="Default" table:number-columns-repeated="16370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Dwight</text:p>
          </table:table-cell>
          <table:table-cell office:value-type="string" calcext:value-type="string">
            <text:p>Schrut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alesman</text:p>
          </table:table-cell>
          <table:table-cell office:value-type="float" office:value="63000" calcext:value-type="float">
            <text:p>63000</text:p>
          </table:table-cell>
          <table:table-cell office:value-type="date" office:date-value="2000-07-04" calcext:value-type="date">
            <text:p>04/07/2000</text:p>
          </table:table-cell>
          <table:table-cell office:value-type="date" office:date-value="2017-09-08" calcext:value-type="date">
            <text:p>08/09/2017</text:p>
          </table:table-cell>
          <table:table-cell table:formula="of:=TEXT([.I4:.I12];&quot;dd/mm/yyyy&quot;)" office:value-type="string" office:string-value="08/09/2017" calcext:value-type="string">
            <text:p>08/09/2017</text:p>
          </table:table-cell>
          <table:table-cell/>
          <table:table-cell table:formula="of:=RIGHT([.I4:.I12];4)" office:value-type="string" office:string-value="2986" calcext:value-type="string">
            <text:p>2986</text:p>
          </table:table-cell>
          <table:table-cell table:formula="of:=RIGHT([.J4:.J12];4)" office:value-type="string" office:string-value="2017" calcext:value-type="string">
            <text:p>2017</text:p>
          </table:table-cell>
          <table:table-cell/>
          <table:table-cell table:style-name="Default" table:number-columns-repeated="16370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Angela</text:p>
          </table:table-cell>
          <table:table-cell office:value-type="string" calcext:value-type="string">
            <text:p>Mart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ccountant</text:p>
          </table:table-cell>
          <table:table-cell office:value-type="float" office:value="47000" calcext:value-type="float">
            <text:p>47000</text:p>
          </table:table-cell>
          <table:table-cell office:value-type="date" office:date-value="2000-01-05" calcext:value-type="date">
            <text:p>05/01/2000</text:p>
          </table:table-cell>
          <table:table-cell office:value-type="date" office:date-value="2015-12-03" calcext:value-type="date">
            <text:p>03/12/2015</text:p>
          </table:table-cell>
          <table:table-cell table:formula="of:=TEXT([.I5:.I13];&quot;dd/mm/yyyy&quot;)" office:value-type="string" office:string-value="03/12/2015" calcext:value-type="string">
            <text:p>03/12/2015</text:p>
          </table:table-cell>
          <table:table-cell/>
          <table:table-cell table:formula="of:=RIGHT([.I5:.I13];4)" office:value-type="string" office:string-value="2341" calcext:value-type="string">
            <text:p>2341</text:p>
          </table:table-cell>
          <table:table-cell table:formula="of:=RIGHT([.J5:.J13];4)" office:value-type="string" office:string-value="2015" calcext:value-type="string">
            <text:p>2015</text:p>
          </table:table-cell>
          <table:table-cell/>
          <table:table-cell table:style-name="Default" table:number-columns-repeated="16370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Toby</text:p>
          </table:table-cell>
          <table:table-cell office:value-type="string" calcext:value-type="string">
            <text:p>Flenderso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R</text:p>
          </table:table-cell>
          <table:table-cell office:value-type="float" office:value="50000" calcext:value-type="float">
            <text:p>50000</text:p>
          </table:table-cell>
          <table:table-cell office:value-type="date" office:date-value="2001-05-06" calcext:value-type="date">
            <text:p>06/05/2001</text:p>
          </table:table-cell>
          <table:table-cell office:value-type="date" office:date-value="2017-08-30" calcext:value-type="date">
            <text:p>30/08/2017</text:p>
          </table:table-cell>
          <table:table-cell table:formula="of:=TEXT([.I6:.I14];&quot;dd/mm/yyyy&quot;)" office:value-type="string" office:string-value="30/08/2017" calcext:value-type="string">
            <text:p>30/08/2017</text:p>
          </table:table-cell>
          <table:table-cell/>
          <table:table-cell table:formula="of:=RIGHT([.I6:.I14];4)" office:value-type="string" office:string-value="2977" calcext:value-type="string">
            <text:p>2977</text:p>
          </table:table-cell>
          <table:table-cell table:formula="of:=RIGHT([.J6:.J14];4)" office:value-type="string" office:string-value="2017" calcext:value-type="string">
            <text:p>2017</text:p>
          </table:table-cell>
          <table:table-cell/>
          <table:table-cell table:style-name="Default" table:number-columns-repeated="16370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Scot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egional Manager</text:p>
          </table:table-cell>
          <table:table-cell office:value-type="float" office:value="65000" calcext:value-type="float">
            <text:p>65000</text:p>
          </table:table-cell>
          <table:table-cell office:value-type="date" office:date-value="1995-12-07" calcext:value-type="date">
            <text:p>07/12/1995</text:p>
          </table:table-cell>
          <table:table-cell office:value-type="date" office:date-value="2013-09-11" calcext:value-type="date">
            <text:p>11/09/2013</text:p>
          </table:table-cell>
          <table:table-cell table:formula="of:=TEXT([.I7:.I15];&quot;dd/mm/yyyy&quot;)" office:value-type="string" office:string-value="11/09/2013" calcext:value-type="string">
            <text:p>11/09/2013</text:p>
          </table:table-cell>
          <table:table-cell/>
          <table:table-cell table:formula="of:=RIGHT([.I7:.I15];4)" office:value-type="string" office:string-value="1528" calcext:value-type="string">
            <text:p>1528</text:p>
          </table:table-cell>
          <table:table-cell table:formula="of:=RIGHT([.J7:.J15];4)" office:value-type="string" office:string-value="2013" calcext:value-type="string">
            <text:p>2013</text:p>
          </table:table-cell>
          <table:table-cell/>
          <table:table-cell table:style-name="Default" table:number-columns-repeated="16370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Meredith</text:p>
          </table:table-cell>
          <table:table-cell office:value-type="string" calcext:value-type="string">
            <text:p>Palm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upplier Relations</text:p>
          </table:table-cell>
          <table:table-cell office:value-type="float" office:value="41000" calcext:value-type="float">
            <text:p>41000</text:p>
          </table:table-cell>
          <table:table-cell office:value-type="date" office:date-value="2003-11-08" calcext:value-type="date">
            <text:p>08/11/2003</text:p>
          </table:table-cell>
          <table:table-cell office:value-type="date" office:date-value="2013-10-04" calcext:value-type="date">
            <text:p>04/10/2013</text:p>
          </table:table-cell>
          <table:table-cell table:formula="of:=TEXT([.I8:.I16];&quot;dd/mm/yyyy&quot;)" office:value-type="string" office:string-value="04/10/2013" calcext:value-type="string">
            <text:p>04/10/2013</text:p>
          </table:table-cell>
          <table:table-cell/>
          <table:table-cell table:formula="of:=RIGHT([.I8:.I16];4)" office:value-type="string" office:string-value="1551" calcext:value-type="string">
            <text:p>1551</text:p>
          </table:table-cell>
          <table:table-cell table:formula="of:=RIGHT([.J8:.J16];4)" office:value-type="string" office:string-value="2013" calcext:value-type="string">
            <text:p>2013</text:p>
          </table:table-cell>
          <table:table-cell/>
          <table:table-cell table:style-name="Default" table:number-columns-repeated="16370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Stanley</text:p>
          </table:table-cell>
          <table:table-cell office:value-type="string" calcext:value-type="string">
            <text:p>Hudso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alesman</text:p>
          </table:table-cell>
          <table:table-cell office:value-type="float" office:value="48000" calcext:value-type="float">
            <text:p>48000</text:p>
          </table:table-cell>
          <table:table-cell office:value-type="date" office:date-value="2002-06-09" calcext:value-type="date">
            <text:p>09/06/2002</text:p>
          </table:table-cell>
          <table:table-cell office:value-type="date" office:date-value="2015-04-22" calcext:value-type="date">
            <text:p>22/04/2015</text:p>
          </table:table-cell>
          <table:table-cell table:formula="of:=TEXT([.I9:.I17];&quot;dd/mm/yyyy&quot;)" office:value-type="string" office:string-value="22/04/2015" calcext:value-type="string">
            <text:p>22/04/2015</text:p>
          </table:table-cell>
          <table:table-cell/>
          <table:table-cell table:formula="of:=RIGHT([.I9:.I17];4)" office:value-type="string" office:string-value="2116" calcext:value-type="string">
            <text:p>2116</text:p>
          </table:table-cell>
          <table:table-cell table:formula="of:=RIGHT([.J9:.J17];4)" office:value-type="string" office:string-value="2015" calcext:value-type="string">
            <text:p>2015</text:p>
          </table:table-cell>
          <table:table-cell/>
          <table:table-cell table:style-name="Default" table:number-columns-repeated="16370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Malon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ccountant</text:p>
          </table:table-cell>
          <table:table-cell office:value-type="float" office:value="42000" calcext:value-type="float">
            <text:p>42000</text:p>
          </table:table-cell>
          <table:table-cell office:value-type="date" office:date-value="2003-08-10" calcext:value-type="date">
            <text:p>10/08/2003</text:p>
          </table:table-cell>
          <table:table-cell office:value-type="date" office:date-value="2011-09-14" calcext:value-type="date">
            <text:p>14/09/2011</text:p>
          </table:table-cell>
          <table:table-cell table:formula="of:=TEXT([.I10:.I18];&quot;dd/mm/yyyy&quot;)" office:value-type="string" office:string-value="14/09/2011" calcext:value-type="string">
            <text:p>14/09/2011</text:p>
          </table:table-cell>
          <table:table-cell/>
          <table:table-cell table:formula="of:=RIGHT([.I10:.I18];4)" office:value-type="string" office:string-value="0800" calcext:value-type="string">
            <text:p>0800</text:p>
          </table:table-cell>
          <table:table-cell table:formula="of:=RIGHT([.J10:.J18];4)" office:value-type="string" office:string-value="2011" calcext:value-type="string">
            <text:p>2011</text:p>
          </table:table-cell>
          <table:table-cell/>
          <table:table-cell table:style-name="Default" table:number-columns-repeated="16370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 table:number-columns-repeated="16370"/>
        </table:table-row>
        <table:table-row table:style-name="ro1">
          <table:table-cell table:number-columns-repeated="8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6370"/>
        </table:table-row>
        <table:table-row table:style-name="ro1">
          <table:table-cell table:number-columns-repeated="7"/>
          <table:table-cell table:style-name="ce3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6370"/>
        </table:table-row>
      </table:table>
      <table:table table:name="TRIM" table:style-name="ta6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3"/>
        <table:table-column table:style-name="co3" table:default-cell-style-name="Default"/>
        <table:table-column table:style-name="co2" table:number-columns-repeated="3" table:default-cell-style-name="Default"/>
        <table:table-column table:style-name="co2" table:number-columns-repeated="2" table:default-cell-style-name="ce1"/>
        <table:table-column table:style-name="co2" table:number-columns-repeated="2" table:default-cell-style-name="Default"/>
        <table:table-column table:style-name="co2" table:number-columns-repeated="16373"/>
        <table:table-row table:style-name="ro1">
          <table:table-cell office:value-type="string" calcext:value-type="string">
            <text:p>EmployeeID</text:p>
          </table:table-cell>
          <table:table-cell table:style-name="Default" office:value-type="string" calcext:value-type="string">
            <text:p>FirstName</text:p>
          </table:table-cell>
          <table:table-cell table:style-name="Default" office:value-type="string" calcext:value-type="string">
            <text:p>LastNam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JobTitle</text:p>
          </table:table-cell>
          <table:table-cell office:value-type="string" calcext:value-type="string">
            <text:p>Salary</text:p>
          </table:table-cell>
          <table:table-cell table:style-name="Default" office:value-type="string" calcext:value-type="string">
            <text:p>StartDate</text:p>
          </table:table-cell>
          <table:table-cell table:style-name="Default" office:value-type="string" calcext:value-type="string">
            <text:p>EndDate</text:p>
          </table:table-cell>
          <table:table-cell office:value-type="string" calcext:value-type="string">
            <text:p>TRIM(C2)</text:p>
          </table:table-cell>
          <table:table-cell office:value-type="string" calcext:value-type="string">
            <text:p>It just removes unwanted spaces on both sides</text:p>
          </table:table-cell>
          <table:table-cell table:style-name="Default" table:number-columns-repeated="16373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Halper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alesman</text:p>
          </table:table-cell>
          <table:table-cell office:value-type="float" office:value="45000" calcext:value-type="float">
            <text:p>45000</text:p>
          </table:table-cell>
          <table:table-cell office:value-type="date" office:date-value="2001-11-02" calcext:value-type="date">
            <text:p>02/11/2001</text:p>
          </table:table-cell>
          <table:table-cell office:value-type="date" office:date-value="2015-09-06" calcext:value-type="date">
            <text:p>06/09/2015</text:p>
          </table:table-cell>
          <table:table-cell table:formula="of:=TRIM([.C2:.C10])" office:value-type="string" office:string-value="Halpert" calcext:value-type="string">
            <text:p>Halpert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Beasle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eceptionist</text:p>
          </table:table-cell>
          <table:table-cell office:value-type="float" office:value="36000" calcext:value-type="float">
            <text:p>36000</text:p>
          </table:table-cell>
          <table:table-cell office:value-type="date" office:date-value="1999-10-03" calcext:value-type="date">
            <text:p>03/10/1999</text:p>
          </table:table-cell>
          <table:table-cell office:value-type="date" office:date-value="2015-10-10" calcext:value-type="date">
            <text:p>10/10/2015</text:p>
          </table:table-cell>
          <table:table-cell table:formula="of:=TRIM([.C3:.C11])" office:value-type="string" office:string-value="Beasley" calcext:value-type="string">
            <text:p>Beasley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Dwight</text:p>
          </table:table-cell>
          <table:table-cell office:value-type="string" calcext:value-type="string">
            <text:p><text:s/>Schrut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alesman</text:p>
          </table:table-cell>
          <table:table-cell office:value-type="float" office:value="63000" calcext:value-type="float">
            <text:p>63000</text:p>
          </table:table-cell>
          <table:table-cell office:value-type="date" office:date-value="2000-07-04" calcext:value-type="date">
            <text:p>04/07/2000</text:p>
          </table:table-cell>
          <table:table-cell office:value-type="date" office:date-value="2017-09-08" calcext:value-type="date">
            <text:p>08/09/2017</text:p>
          </table:table-cell>
          <table:table-cell table:formula="of:=TRIM([.C4:.C12])" office:value-type="string" office:string-value="Schrute" calcext:value-type="string">
            <text:p>Schrute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Angela</text:p>
          </table:table-cell>
          <table:table-cell office:value-type="string" calcext:value-type="string">
            <text:p>Mart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ccountant</text:p>
          </table:table-cell>
          <table:table-cell office:value-type="float" office:value="47000" calcext:value-type="float">
            <text:p>47000</text:p>
          </table:table-cell>
          <table:table-cell office:value-type="date" office:date-value="2000-01-05" calcext:value-type="date">
            <text:p>05/01/2000</text:p>
          </table:table-cell>
          <table:table-cell office:value-type="date" office:date-value="2015-12-03" calcext:value-type="date">
            <text:p>03/12/2015</text:p>
          </table:table-cell>
          <table:table-cell table:formula="of:=TRIM([.C5:.C13])" office:value-type="string" office:string-value="Martin" calcext:value-type="string">
            <text:p>Martin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Toby</text:p>
          </table:table-cell>
          <table:table-cell office:value-type="string" calcext:value-type="string">
            <text:p>Flenderson <text:s text:c="3"/>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R</text:p>
          </table:table-cell>
          <table:table-cell office:value-type="float" office:value="50000" calcext:value-type="float">
            <text:p>50000</text:p>
          </table:table-cell>
          <table:table-cell office:value-type="date" office:date-value="2001-05-06" calcext:value-type="date">
            <text:p>06/05/2001</text:p>
          </table:table-cell>
          <table:table-cell office:value-type="date" office:date-value="2017-08-30" calcext:value-type="date">
            <text:p>30/08/2017</text:p>
          </table:table-cell>
          <table:table-cell table:formula="of:=TRIM([.C6:.C14])" office:value-type="string" office:string-value="Flenderson" calcext:value-type="string">
            <text:p>Flenderson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<text:s text:c="3"/>Scot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egional Manager</text:p>
          </table:table-cell>
          <table:table-cell office:value-type="float" office:value="65000" calcext:value-type="float">
            <text:p>65000</text:p>
          </table:table-cell>
          <table:table-cell office:value-type="date" office:date-value="1995-12-07" calcext:value-type="date">
            <text:p>07/12/1995</text:p>
          </table:table-cell>
          <table:table-cell office:value-type="date" office:date-value="2013-09-11" calcext:value-type="date">
            <text:p>11/09/2013</text:p>
          </table:table-cell>
          <table:table-cell table:formula="of:=TRIM([.C7:.C15])" office:value-type="string" office:string-value="Scott" calcext:value-type="string">
            <text:p>Scott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Meredith</text:p>
          </table:table-cell>
          <table:table-cell office:value-type="string" calcext:value-type="string">
            <text:p>Palm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upplier Relations</text:p>
          </table:table-cell>
          <table:table-cell office:value-type="float" office:value="41000" calcext:value-type="float">
            <text:p>41000</text:p>
          </table:table-cell>
          <table:table-cell office:value-type="date" office:date-value="2003-11-08" calcext:value-type="date">
            <text:p>08/11/2003</text:p>
          </table:table-cell>
          <table:table-cell office:value-type="date" office:date-value="2013-10-04" calcext:value-type="date">
            <text:p>04/10/2013</text:p>
          </table:table-cell>
          <table:table-cell table:formula="of:=TRIM([.C8:.C16])" office:value-type="string" office:string-value="Palmer" calcext:value-type="string">
            <text:p>Palmer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Stanley</text:p>
          </table:table-cell>
          <table:table-cell office:value-type="string" calcext:value-type="string">
            <text:p><text:s text:c="2"/>Hudso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alesman</text:p>
          </table:table-cell>
          <table:table-cell office:value-type="float" office:value="48000" calcext:value-type="float">
            <text:p>48000</text:p>
          </table:table-cell>
          <table:table-cell office:value-type="date" office:date-value="2002-06-09" calcext:value-type="date">
            <text:p>09/06/2002</text:p>
          </table:table-cell>
          <table:table-cell office:value-type="date" office:date-value="2015-04-22" calcext:value-type="date">
            <text:p>22/04/2015</text:p>
          </table:table-cell>
          <table:table-cell table:formula="of:=TRIM([.C9:.C17])" office:value-type="string" office:string-value="Hudson" calcext:value-type="string">
            <text:p>Hudson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Malone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ccountant</text:p>
          </table:table-cell>
          <table:table-cell office:value-type="float" office:value="42000" calcext:value-type="float">
            <text:p>42000</text:p>
          </table:table-cell>
          <table:table-cell office:value-type="date" office:date-value="2003-08-10" calcext:value-type="date">
            <text:p>10/08/2003</text:p>
          </table:table-cell>
          <table:table-cell office:value-type="date" office:date-value="2011-09-14" calcext:value-type="date">
            <text:p>14/09/2011</text:p>
          </table:table-cell>
          <table:table-cell table:formula="of:=TRIM([.C10:.C18])" office:value-type="string" office:string-value="Malone" calcext:value-type="string">
            <text:p>Malone</text:p>
          </table:table-cell>
          <table:table-cell/>
          <table:table-cell table:style-name="Default" table:number-columns-repeated="16373"/>
        </table:table-row>
      </table:table>
      <table:table table:name="Substitute" table:style-name="ta7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2" table:default-cell-style-name="ce2"/>
        <table:table-column table:style-name="co2" table:number-columns-repeated="7" table:default-cell-style-name="Default"/>
        <table:table-column table:style-name="co2" table:number-columns-repeated="16370"/>
        <table:table-row table:style-name="ro1">
          <table:table-cell office:value-type="string" calcext:value-type="string">
            <text:p>EmployeeID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JobTitle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StartDate</text:p>
          </table:table-cell>
          <table:table-cell office:value-type="string" calcext:value-type="string">
            <text:p>EndDate</text:p>
          </table:table-cell>
          <table:table-cell office:value-type="string" calcext:value-type="string">
            <text:p>with 1 instance</text:p>
          </table:table-cell>
          <table:table-cell office:value-type="string" calcext:value-type="string">
            <text:p>with 2 instances</text:p>
          </table:table-cell>
          <table:table-cell office:value-type="string" calcext:value-type="string">
            <text:p>with NO instances</text:p>
          </table:table-cell>
          <table:table-cell/>
          <table:table-cell office:value-type="string" calcext:value-type="string">
            <text:p>#instances = sections of a data in a cell</text:p>
          </table:table-cell>
          <table:table-cell table:style-name="Default" table:number-columns-repeated="16370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Halper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alesman</text:p>
          </table:table-cell>
          <table:table-cell office:value-type="float" office:value="45000" calcext:value-type="float">
            <text:p>45000</text:p>
          </table:table-cell>
          <table:table-cell table:style-name="ce3" office:value-type="string" calcext:value-type="string">
            <text:p>11/2/2001</text:p>
          </table:table-cell>
          <table:table-cell table:style-name="ce3" office:value-type="string" calcext:value-type="string">
            <text:p>9/6/2015</text:p>
          </table:table-cell>
          <table:table-cell table:formula="of:=SUBSTITUTE([.H2:.H10];&quot;/&quot;;&quot;-&quot;;1)" office:value-type="string" office:string-value="11-2/2001" calcext:value-type="string">
            <text:p>11-2/2001</text:p>
          </table:table-cell>
          <table:table-cell table:formula="of:=SUBSTITUTE([.H2:.H10];&quot;/&quot;;&quot;-&quot;;2)" office:value-type="string" office:string-value="11/2-2001" calcext:value-type="string">
            <text:p>11/2-2001</text:p>
          </table:table-cell>
          <table:table-cell table:formula="of:=SUBSTITUTE([.H2:.H10];&quot;/&quot;;&quot;-&quot;)" office:value-type="string" office:string-value="11-2-2001" calcext:value-type="string">
            <text:p>11-2-2001</text:p>
          </table:table-cell>
          <table:table-cell table:number-columns-repeated="2"/>
          <table:table-cell table:style-name="Default" table:number-columns-repeated="16370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Beasle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eceptionist</text:p>
          </table:table-cell>
          <table:table-cell office:value-type="float" office:value="36000" calcext:value-type="float">
            <text:p>36000</text:p>
          </table:table-cell>
          <table:table-cell table:style-name="ce3" office:value-type="string" calcext:value-type="string">
            <text:p>10/3/1999</text:p>
          </table:table-cell>
          <table:table-cell table:style-name="ce3" office:value-type="string" calcext:value-type="string">
            <text:p>10/10/2015</text:p>
          </table:table-cell>
          <table:table-cell table:formula="of:=SUBSTITUTE([.H3:.H11];&quot;/&quot;;&quot;-&quot;;1)" office:value-type="string" office:string-value="10-3/1999" calcext:value-type="string">
            <text:p>10-3/1999</text:p>
          </table:table-cell>
          <table:table-cell table:formula="of:=SUBSTITUTE([.H3:.H11];&quot;/&quot;;&quot;-&quot;;2)" office:value-type="string" office:string-value="10/3-1999" calcext:value-type="string">
            <text:p>10/3-1999</text:p>
          </table:table-cell>
          <table:table-cell table:formula="of:=SUBSTITUTE([.H3:.H11];&quot;/&quot;;&quot;-&quot;)" office:value-type="string" office:string-value="10-3-1999" calcext:value-type="string">
            <text:p>10-3-1999</text:p>
          </table:table-cell>
          <table:table-cell table:number-columns-repeated="2"/>
          <table:table-cell table:style-name="Default" table:number-columns-repeated="16370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Dwight</text:p>
          </table:table-cell>
          <table:table-cell office:value-type="string" calcext:value-type="string">
            <text:p>Schrut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alesman</text:p>
          </table:table-cell>
          <table:table-cell office:value-type="float" office:value="63000" calcext:value-type="float">
            <text:p>63000</text:p>
          </table:table-cell>
          <table:table-cell table:style-name="ce3" office:value-type="string" calcext:value-type="string">
            <text:p>7/4/2000</text:p>
          </table:table-cell>
          <table:table-cell table:style-name="ce3" office:value-type="string" calcext:value-type="string">
            <text:p>9/8/2017</text:p>
          </table:table-cell>
          <table:table-cell table:formula="of:=SUBSTITUTE([.H4:.H12];&quot;/&quot;;&quot;-&quot;;1)" office:value-type="string" office:string-value="7-4/2000" calcext:value-type="string">
            <text:p>7-4/2000</text:p>
          </table:table-cell>
          <table:table-cell table:formula="of:=SUBSTITUTE([.H4:.H12];&quot;/&quot;;&quot;-&quot;;2)" office:value-type="string" office:string-value="7/4-2000" calcext:value-type="string">
            <text:p>7/4-2000</text:p>
          </table:table-cell>
          <table:table-cell table:formula="of:=SUBSTITUTE([.H4:.H12];&quot;/&quot;;&quot;-&quot;)" office:value-type="string" office:string-value="7-4-2000" calcext:value-type="string">
            <text:p>7-4-2000</text:p>
          </table:table-cell>
          <table:table-cell table:number-columns-repeated="2"/>
          <table:table-cell table:style-name="Default" table:number-columns-repeated="16370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Angela</text:p>
          </table:table-cell>
          <table:table-cell office:value-type="string" calcext:value-type="string">
            <text:p>Mart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ccountant</text:p>
          </table:table-cell>
          <table:table-cell office:value-type="float" office:value="47000" calcext:value-type="float">
            <text:p>47000</text:p>
          </table:table-cell>
          <table:table-cell table:style-name="ce3" office:value-type="string" calcext:value-type="string">
            <text:p>1/5/2000</text:p>
          </table:table-cell>
          <table:table-cell table:style-name="ce3" office:value-type="string" calcext:value-type="string">
            <text:p>12/3/2015</text:p>
          </table:table-cell>
          <table:table-cell table:formula="of:=SUBSTITUTE([.H5:.H13];&quot;/&quot;;&quot;-&quot;;1)" office:value-type="string" office:string-value="1-5/2000" calcext:value-type="string">
            <text:p>1-5/2000</text:p>
          </table:table-cell>
          <table:table-cell table:formula="of:=SUBSTITUTE([.H5:.H13];&quot;/&quot;;&quot;-&quot;;2)" office:value-type="string" office:string-value="1/5-2000" calcext:value-type="string">
            <text:p>1/5-2000</text:p>
          </table:table-cell>
          <table:table-cell table:formula="of:=SUBSTITUTE([.H5:.H13];&quot;/&quot;;&quot;-&quot;)" office:value-type="string" office:string-value="1-5-2000" calcext:value-type="string">
            <text:p>1-5-2000</text:p>
          </table:table-cell>
          <table:table-cell table:number-columns-repeated="2"/>
          <table:table-cell table:style-name="Default" table:number-columns-repeated="16370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Toby</text:p>
          </table:table-cell>
          <table:table-cell office:value-type="string" calcext:value-type="string">
            <text:p>Flenderso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R</text:p>
          </table:table-cell>
          <table:table-cell office:value-type="float" office:value="50000" calcext:value-type="float">
            <text:p>50000</text:p>
          </table:table-cell>
          <table:table-cell table:style-name="ce3" office:value-type="string" calcext:value-type="string">
            <text:p>5/6/2001</text:p>
          </table:table-cell>
          <table:table-cell table:style-name="ce3" office:value-type="string" calcext:value-type="string">
            <text:p>8/30/2017</text:p>
          </table:table-cell>
          <table:table-cell table:formula="of:=SUBSTITUTE([.H6:.H14];&quot;/&quot;;&quot;-&quot;;1)" office:value-type="string" office:string-value="5-6/2001" calcext:value-type="string">
            <text:p>5-6/2001</text:p>
          </table:table-cell>
          <table:table-cell table:formula="of:=SUBSTITUTE([.H6:.H14];&quot;/&quot;;&quot;-&quot;;2)" office:value-type="string" office:string-value="5/6-2001" calcext:value-type="string">
            <text:p>5/6-2001</text:p>
          </table:table-cell>
          <table:table-cell table:formula="of:=SUBSTITUTE([.H6:.H14];&quot;/&quot;;&quot;-&quot;)" office:value-type="string" office:string-value="5-6-2001" calcext:value-type="string">
            <text:p>5-6-2001</text:p>
          </table:table-cell>
          <table:table-cell table:number-columns-repeated="2"/>
          <table:table-cell table:style-name="Default" table:number-columns-repeated="16370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Scot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egional Manager</text:p>
          </table:table-cell>
          <table:table-cell office:value-type="float" office:value="65000" calcext:value-type="float">
            <text:p>65000</text:p>
          </table:table-cell>
          <table:table-cell table:style-name="ce3" office:value-type="string" calcext:value-type="string">
            <text:p>5/6/2001</text:p>
          </table:table-cell>
          <table:table-cell table:style-name="ce3" office:value-type="string" calcext:value-type="string">
            <text:p>9/11/2013</text:p>
          </table:table-cell>
          <table:table-cell table:formula="of:=SUBSTITUTE([.H7:.H15];&quot;/&quot;;&quot;-&quot;;1)" office:value-type="string" office:string-value="5-6/2001" calcext:value-type="string">
            <text:p>5-6/2001</text:p>
          </table:table-cell>
          <table:table-cell table:formula="of:=SUBSTITUTE([.H7:.H15];&quot;/&quot;;&quot;-&quot;;2)" office:value-type="string" office:string-value="5/6-2001" calcext:value-type="string">
            <text:p>5/6-2001</text:p>
          </table:table-cell>
          <table:table-cell table:formula="of:=SUBSTITUTE([.H7:.H15];&quot;/&quot;;&quot;-&quot;)" office:value-type="string" office:string-value="5-6-2001" calcext:value-type="string">
            <text:p>5-6-2001</text:p>
          </table:table-cell>
          <table:table-cell table:number-columns-repeated="2"/>
          <table:table-cell table:style-name="Default" table:number-columns-repeated="16370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Meredith</text:p>
          </table:table-cell>
          <table:table-cell office:value-type="string" calcext:value-type="string">
            <text:p>Palm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upplier Relations</text:p>
          </table:table-cell>
          <table:table-cell office:value-type="float" office:value="41000" calcext:value-type="float">
            <text:p>41000</text:p>
          </table:table-cell>
          <table:table-cell table:style-name="ce3" office:value-type="string" calcext:value-type="string">
            <text:p>11/8/2003</text:p>
          </table:table-cell>
          <table:table-cell table:style-name="ce3" office:value-type="string" calcext:value-type="string">
            <text:p>9/11/2013</text:p>
          </table:table-cell>
          <table:table-cell table:formula="of:=SUBSTITUTE([.H8:.H16];&quot;/&quot;;&quot;-&quot;;1)" office:value-type="string" office:string-value="11-8/2003" calcext:value-type="string">
            <text:p>11-8/2003</text:p>
          </table:table-cell>
          <table:table-cell table:formula="of:=SUBSTITUTE([.H8:.H16];&quot;/&quot;;&quot;-&quot;;2)" office:value-type="string" office:string-value="11/8-2003" calcext:value-type="string">
            <text:p>11/8-2003</text:p>
          </table:table-cell>
          <table:table-cell table:formula="of:=SUBSTITUTE([.H8:.H16];&quot;/&quot;;&quot;-&quot;)" office:value-type="string" office:string-value="11-8-2003" calcext:value-type="string">
            <text:p>11-8-2003</text:p>
          </table:table-cell>
          <table:table-cell table:number-columns-repeated="2"/>
          <table:table-cell table:style-name="Default" table:number-columns-repeated="16370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Stanley</text:p>
          </table:table-cell>
          <table:table-cell office:value-type="string" calcext:value-type="string">
            <text:p>Hudso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alesman</text:p>
          </table:table-cell>
          <table:table-cell office:value-type="float" office:value="48000" calcext:value-type="float">
            <text:p>48000</text:p>
          </table:table-cell>
          <table:table-cell table:style-name="ce3" office:value-type="string" calcext:value-type="string">
            <text:p>6/9/2002</text:p>
          </table:table-cell>
          <table:table-cell table:style-name="ce3" office:value-type="string" calcext:value-type="string">
            <text:p>4/22/2015</text:p>
          </table:table-cell>
          <table:table-cell table:formula="of:=SUBSTITUTE([.H9:.H17];&quot;/&quot;;&quot;-&quot;;1)" office:value-type="string" office:string-value="6-9/2002" calcext:value-type="string">
            <text:p>6-9/2002</text:p>
          </table:table-cell>
          <table:table-cell table:formula="of:=SUBSTITUTE([.H9:.H17];&quot;/&quot;;&quot;-&quot;;2)" office:value-type="string" office:string-value="6/9-2002" calcext:value-type="string">
            <text:p>6/9-2002</text:p>
          </table:table-cell>
          <table:table-cell table:formula="of:=SUBSTITUTE([.H9:.H17];&quot;/&quot;;&quot;-&quot;)" office:value-type="string" office:string-value="6-9-2002" calcext:value-type="string">
            <text:p>6-9-2002</text:p>
          </table:table-cell>
          <table:table-cell table:number-columns-repeated="2"/>
          <table:table-cell table:style-name="Default" table:number-columns-repeated="16370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Malon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ccountant</text:p>
          </table:table-cell>
          <table:table-cell office:value-type="float" office:value="42000" calcext:value-type="float">
            <text:p>42000</text:p>
          </table:table-cell>
          <table:table-cell table:style-name="ce3" office:value-type="string" calcext:value-type="string">
            <text:p>8/10/2003</text:p>
          </table:table-cell>
          <table:table-cell table:style-name="ce3" office:value-type="string" calcext:value-type="string">
            <text:p>4/22/2015</text:p>
          </table:table-cell>
          <table:table-cell table:formula="of:=SUBSTITUTE([.H10:.H18];&quot;/&quot;;&quot;-&quot;;1)" office:value-type="string" office:string-value="8-10/2003" calcext:value-type="string">
            <text:p>8-10/2003</text:p>
          </table:table-cell>
          <table:table-cell table:formula="of:=SUBSTITUTE([.H10:.H18];&quot;/&quot;;&quot;-&quot;;2)" office:value-type="string" office:string-value="8/10-2003" calcext:value-type="string">
            <text:p>8/10-2003</text:p>
          </table:table-cell>
          <table:table-cell table:formula="of:=SUBSTITUTE([.H10:.H18];&quot;/&quot;;&quot;-&quot;)" office:value-type="string" office:string-value="8-10-2003" calcext:value-type="string">
            <text:p>8-10-2003</text:p>
          </table:table-cell>
          <table:table-cell table:number-columns-repeated="2"/>
          <table:table-cell table:style-name="Default" table:number-columns-repeated="16370"/>
        </table:table-row>
        <table:table-row table:style-name="ro1">
          <table:table-cell table:number-columns-repeated="14"/>
          <table:table-cell table:style-name="Default" table:number-columns-repeated="16370"/>
        </table:table-row>
        <table:table-row table:style-name="ro1" table:number-rows-repeated="9">
          <table:table-cell table:number-columns-repeated="7"/>
          <table:table-cell table:style-name="ce3" table:number-columns-repeated="2"/>
          <table:table-cell table:number-columns-repeated="5"/>
          <table:table-cell table:style-name="Default" table:number-columns-repeated="16370"/>
        </table:table-row>
        <table:table-row table:style-name="ro1" table:number-rows-repeated="1048555">
          <table:table-cell table:number-columns-repeated="14"/>
          <table:table-cell table:style-name="Default" table:number-columns-repeated="16370"/>
        </table:table-row>
        <table:table-row table:style-name="ro1">
          <table:table-cell table:number-columns-repeated="14"/>
          <table:table-cell table:style-name="Default" table:number-columns-repeated="16370"/>
        </table:table-row>
      </table:table>
      <table:table table:name="SUM-SumIF" table:style-name="ta8">
        <office:forms form:automatic-focus="false" form:apply-design-mode="false"/>
        <table:table-column table:style-name="co9" table:number-columns-repeated="7" table:default-cell-style-name="Default"/>
        <table:table-column table:style-name="co9" table:number-columns-repeated="2" table:default-cell-style-name="ce1"/>
        <table:table-column table:style-name="co9" table:number-columns-repeated="3" table:default-cell-style-name="Default"/>
        <table:table-column table:style-name="co9" table:number-columns-repeated="16372"/>
        <table:table-row table:style-name="ro1">
          <table:table-cell office:value-type="string" calcext:value-type="string">
            <text:p>EmployeeID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JobTitle</text:p>
          </table:table-cell>
          <table:table-cell office:value-type="string" calcext:value-type="string">
            <text:p>Salary</text:p>
          </table:table-cell>
          <table:table-cell table:style-name="Default" office:value-type="string" calcext:value-type="string">
            <text:p>StartDate</text:p>
          </table:table-cell>
          <table:table-cell table:style-name="Default" office:value-type="string" calcext:value-type="string">
            <text:p>EndDate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SUMIF</text:p>
          </table:table-cell>
          <table:table-cell office:value-type="string" calcext:value-type="string">
            <text:p>SUMIFS</text:p>
          </table:table-cell>
          <table:table-cell table:style-name="Default" table:number-columns-repeated="16372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Halper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alesman</text:p>
          </table:table-cell>
          <table:table-cell office:value-type="float" office:value="45000" calcext:value-type="float">
            <text:p>45000</text:p>
          </table:table-cell>
          <table:table-cell office:value-type="date" office:date-value="2001-11-02" calcext:value-type="date">
            <text:p>02/11/2001</text:p>
          </table:table-cell>
          <table:table-cell office:value-type="date" office:date-value="2015-09-06" calcext:value-type="date">
            <text:p>06/09/2015</text:p>
          </table:table-cell>
          <table:table-cell table:formula="of:=SUM([.G2:.G10])" office:value-type="float" office:value="437000" calcext:value-type="float">
            <text:p>437000</text:p>
          </table:table-cell>
          <table:table-cell table:formula="of:=SUMIF([.G2:.G10];&quot;&gt;50000&quot;)" office:value-type="float" office:value="128000" calcext:value-type="float">
            <text:p>128000</text:p>
          </table:table-cell>
          <table:table-cell table:formula="of:=SUMIFS([.G2:.G10];[.E2:.E10];&quot;Female&quot;;[.D2:.D10];&quot;&gt;30&quot;)" office:value-type="float" office:value="88000" calcext:value-type="float">
            <text:p>88000</text:p>
          </table:table-cell>
          <table:table-cell table:style-name="Default" table:number-columns-repeated="16372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Beasle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eceptionist</text:p>
          </table:table-cell>
          <table:table-cell office:value-type="float" office:value="36000" calcext:value-type="float">
            <text:p>36000</text:p>
          </table:table-cell>
          <table:table-cell office:value-type="date" office:date-value="1999-10-03" calcext:value-type="date">
            <text:p>03/10/1999</text:p>
          </table:table-cell>
          <table:table-cell office:value-type="date" office:date-value="2015-10-10" calcext:value-type="date">
            <text:p>10/10/2015</text:p>
          </table:table-cell>
          <table:table-cell table:number-columns-repeated="3"/>
          <table:table-cell table:style-name="Default" table:number-columns-repeated="16372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Dwight</text:p>
          </table:table-cell>
          <table:table-cell office:value-type="string" calcext:value-type="string">
            <text:p>Schrut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alesman</text:p>
          </table:table-cell>
          <table:table-cell office:value-type="float" office:value="63000" calcext:value-type="float">
            <text:p>63000</text:p>
          </table:table-cell>
          <table:table-cell office:value-type="date" office:date-value="2000-07-04" calcext:value-type="date">
            <text:p>04/07/2000</text:p>
          </table:table-cell>
          <table:table-cell office:value-type="date" office:date-value="2017-09-08" calcext:value-type="date">
            <text:p>08/09/2017</text:p>
          </table:table-cell>
          <table:table-cell table:number-columns-repeated="3"/>
          <table:table-cell table:style-name="Default" table:number-columns-repeated="16372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Angela</text:p>
          </table:table-cell>
          <table:table-cell office:value-type="string" calcext:value-type="string">
            <text:p>Mart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ccountant</text:p>
          </table:table-cell>
          <table:table-cell office:value-type="float" office:value="47000" calcext:value-type="float">
            <text:p>47000</text:p>
          </table:table-cell>
          <table:table-cell office:value-type="date" office:date-value="2000-01-05" calcext:value-type="date">
            <text:p>05/01/2000</text:p>
          </table:table-cell>
          <table:table-cell office:value-type="date" office:date-value="2015-12-03" calcext:value-type="date">
            <text:p>03/12/2015</text:p>
          </table:table-cell>
          <table:table-cell table:number-columns-repeated="3"/>
          <table:table-cell table:style-name="Default" table:number-columns-repeated="16372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Toby</text:p>
          </table:table-cell>
          <table:table-cell office:value-type="string" calcext:value-type="string">
            <text:p>Flenderso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R</text:p>
          </table:table-cell>
          <table:table-cell office:value-type="float" office:value="50000" calcext:value-type="float">
            <text:p>50000</text:p>
          </table:table-cell>
          <table:table-cell office:value-type="date" office:date-value="2001-05-06" calcext:value-type="date">
            <text:p>06/05/2001</text:p>
          </table:table-cell>
          <table:table-cell office:value-type="date" office:date-value="2017-08-30" calcext:value-type="date">
            <text:p>30/08/2017</text:p>
          </table:table-cell>
          <table:table-cell table:number-columns-repeated="3"/>
          <table:table-cell table:style-name="Default" table:number-columns-repeated="16372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Scot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egional Manager</text:p>
          </table:table-cell>
          <table:table-cell office:value-type="float" office:value="65000" calcext:value-type="float">
            <text:p>65000</text:p>
          </table:table-cell>
          <table:table-cell office:value-type="date" office:date-value="1995-12-07" calcext:value-type="date">
            <text:p>07/12/1995</text:p>
          </table:table-cell>
          <table:table-cell office:value-type="date" office:date-value="2013-09-11" calcext:value-type="date">
            <text:p>11/09/2013</text:p>
          </table:table-cell>
          <table:table-cell table:number-columns-repeated="3"/>
          <table:table-cell table:style-name="Default" table:number-columns-repeated="16372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Meredith</text:p>
          </table:table-cell>
          <table:table-cell office:value-type="string" calcext:value-type="string">
            <text:p>Palm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upplier Relations</text:p>
          </table:table-cell>
          <table:table-cell office:value-type="float" office:value="41000" calcext:value-type="float">
            <text:p>41000</text:p>
          </table:table-cell>
          <table:table-cell office:value-type="date" office:date-value="2003-11-08" calcext:value-type="date">
            <text:p>08/11/2003</text:p>
          </table:table-cell>
          <table:table-cell office:value-type="date" office:date-value="2013-10-04" calcext:value-type="date">
            <text:p>04/10/2013</text:p>
          </table:table-cell>
          <table:table-cell table:number-columns-repeated="3"/>
          <table:table-cell table:style-name="Default" table:number-columns-repeated="16372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Stanley</text:p>
          </table:table-cell>
          <table:table-cell office:value-type="string" calcext:value-type="string">
            <text:p>Hudso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alesman</text:p>
          </table:table-cell>
          <table:table-cell office:value-type="float" office:value="48000" calcext:value-type="float">
            <text:p>48000</text:p>
          </table:table-cell>
          <table:table-cell office:value-type="date" office:date-value="2002-06-09" calcext:value-type="date">
            <text:p>09/06/2002</text:p>
          </table:table-cell>
          <table:table-cell office:value-type="date" office:date-value="2015-04-22" calcext:value-type="date">
            <text:p>22/04/2015</text:p>
          </table:table-cell>
          <table:table-cell table:number-columns-repeated="3"/>
          <table:table-cell table:style-name="Default" table:number-columns-repeated="16372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Malon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ccountant</text:p>
          </table:table-cell>
          <table:table-cell office:value-type="float" office:value="42000" calcext:value-type="float">
            <text:p>42000</text:p>
          </table:table-cell>
          <table:table-cell office:value-type="date" office:date-value="2003-08-10" calcext:value-type="date">
            <text:p>10/08/2003</text:p>
          </table:table-cell>
          <table:table-cell office:value-type="date" office:date-value="2011-09-14" calcext:value-type="date">
            <text:p>14/09/2011</text:p>
          </table:table-cell>
          <table:table-cell table:number-columns-repeated="3"/>
          <table:table-cell table:style-name="Default" table:number-columns-repeated="16372"/>
        </table:table-row>
      </table:table>
      <table:table table:name="Count-CountIF" table:style-name="ta9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2" table:number-columns-repeated="2" table:default-cell-style-name="ce1"/>
        <table:table-column table:style-name="co2" table:number-columns-repeated="3" table:default-cell-style-name="Default"/>
        <table:table-column table:style-name="co2" table:number-columns-repeated="16372"/>
        <table:table-row table:style-name="ro1">
          <table:table-cell office:value-type="string" calcext:value-type="string">
            <text:p>EmployeeID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JobTitle</text:p>
          </table:table-cell>
          <table:table-cell office:value-type="string" calcext:value-type="string">
            <text:p>Salary</text:p>
          </table:table-cell>
          <table:table-cell table:style-name="Default" office:value-type="string" calcext:value-type="string">
            <text:p>StartDate</text:p>
          </table:table-cell>
          <table:table-cell table:style-name="Default" office:value-type="string" calcext:value-type="string">
            <text:p>EndDat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OUNTIF</text:p>
          </table:table-cell>
          <table:table-cell office:value-type="string" calcext:value-type="string">
            <text:p>COUNTIFS</text:p>
          </table:table-cell>
          <table:table-cell table:style-name="Default" table:number-columns-repeated="16372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Halper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alesman</text:p>
          </table:table-cell>
          <table:table-cell office:value-type="float" office:value="45000" calcext:value-type="float">
            <text:p>45000</text:p>
          </table:table-cell>
          <table:table-cell office:value-type="date" office:date-value="2001-11-02" calcext:value-type="date">
            <text:p>02/11/2001</text:p>
          </table:table-cell>
          <table:table-cell office:value-type="date" office:date-value="2015-09-06" calcext:value-type="date">
            <text:p>06/09/2015</text:p>
          </table:table-cell>
          <table:table-cell table:formula="of:=COUNT([.G2:.G10])" office:value-type="float" office:value="9" calcext:value-type="float">
            <text:p>9</text:p>
          </table:table-cell>
          <table:table-cell table:formula="of:=COUNTIF([.G2:.G10];&quot;&gt;45000&quot;)" office:value-type="float" office:value="5" calcext:value-type="float">
            <text:p>5</text:p>
          </table:table-cell>
          <table:table-cell table:formula="of:=COUNTIFS([.A2:.A10];&quot;&gt;1005&quot;;[.E2:.E10];&quot;Male&quot;)" office:value-type="float" office:value="3" calcext:value-type="float">
            <text:p>3</text:p>
          </table:table-cell>
          <table:table-cell table:style-name="Default" table:number-columns-repeated="16372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Beasle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eceptionist</text:p>
          </table:table-cell>
          <table:table-cell office:value-type="float" office:value="36000" calcext:value-type="float">
            <text:p>36000</text:p>
          </table:table-cell>
          <table:table-cell office:value-type="date" office:date-value="1999-10-03" calcext:value-type="date">
            <text:p>03/10/1999</text:p>
          </table:table-cell>
          <table:table-cell office:value-type="date" office:date-value="2015-10-10" calcext:value-type="date">
            <text:p>10/10/2015</text:p>
          </table:table-cell>
          <table:table-cell table:number-columns-repeated="3"/>
          <table:table-cell table:style-name="Default" table:number-columns-repeated="16372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Dwight</text:p>
          </table:table-cell>
          <table:table-cell office:value-type="string" calcext:value-type="string">
            <text:p>Schrut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alesman</text:p>
          </table:table-cell>
          <table:table-cell office:value-type="float" office:value="63000" calcext:value-type="float">
            <text:p>63000</text:p>
          </table:table-cell>
          <table:table-cell office:value-type="date" office:date-value="2000-07-04" calcext:value-type="date">
            <text:p>04/07/2000</text:p>
          </table:table-cell>
          <table:table-cell office:value-type="date" office:date-value="2017-09-08" calcext:value-type="date">
            <text:p>08/09/2017</text:p>
          </table:table-cell>
          <table:table-cell table:number-columns-repeated="3"/>
          <table:table-cell table:style-name="Default" table:number-columns-repeated="16372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Angela</text:p>
          </table:table-cell>
          <table:table-cell office:value-type="string" calcext:value-type="string">
            <text:p>Mart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ccountant</text:p>
          </table:table-cell>
          <table:table-cell office:value-type="float" office:value="47000" calcext:value-type="float">
            <text:p>47000</text:p>
          </table:table-cell>
          <table:table-cell office:value-type="date" office:date-value="2000-01-05" calcext:value-type="date">
            <text:p>05/01/2000</text:p>
          </table:table-cell>
          <table:table-cell office:value-type="date" office:date-value="2015-12-03" calcext:value-type="date">
            <text:p>03/12/2015</text:p>
          </table:table-cell>
          <table:table-cell table:number-columns-repeated="3"/>
          <table:table-cell table:style-name="Default" table:number-columns-repeated="16372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Toby</text:p>
          </table:table-cell>
          <table:table-cell office:value-type="string" calcext:value-type="string">
            <text:p>Flenderso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R</text:p>
          </table:table-cell>
          <table:table-cell office:value-type="float" office:value="50000" calcext:value-type="float">
            <text:p>50000</text:p>
          </table:table-cell>
          <table:table-cell office:value-type="date" office:date-value="2001-05-06" calcext:value-type="date">
            <text:p>06/05/2001</text:p>
          </table:table-cell>
          <table:table-cell office:value-type="date" office:date-value="2017-08-30" calcext:value-type="date">
            <text:p>30/08/2017</text:p>
          </table:table-cell>
          <table:table-cell table:number-columns-repeated="3"/>
          <table:table-cell table:style-name="Default" table:number-columns-repeated="16372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Scot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egional Manager</text:p>
          </table:table-cell>
          <table:table-cell office:value-type="float" office:value="65000" calcext:value-type="float">
            <text:p>65000</text:p>
          </table:table-cell>
          <table:table-cell office:value-type="date" office:date-value="1995-12-07" calcext:value-type="date">
            <text:p>07/12/1995</text:p>
          </table:table-cell>
          <table:table-cell office:value-type="date" office:date-value="2013-09-11" calcext:value-type="date">
            <text:p>11/09/2013</text:p>
          </table:table-cell>
          <table:table-cell table:number-columns-repeated="3"/>
          <table:table-cell table:style-name="Default" table:number-columns-repeated="16372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Meredith</text:p>
          </table:table-cell>
          <table:table-cell office:value-type="string" calcext:value-type="string">
            <text:p>Palm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upplier Relations</text:p>
          </table:table-cell>
          <table:table-cell office:value-type="float" office:value="41000" calcext:value-type="float">
            <text:p>41000</text:p>
          </table:table-cell>
          <table:table-cell office:value-type="date" office:date-value="2003-11-08" calcext:value-type="date">
            <text:p>08/11/2003</text:p>
          </table:table-cell>
          <table:table-cell office:value-type="date" office:date-value="2013-10-04" calcext:value-type="date">
            <text:p>04/10/2013</text:p>
          </table:table-cell>
          <table:table-cell table:number-columns-repeated="3"/>
          <table:table-cell table:style-name="Default" table:number-columns-repeated="16372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Stanley</text:p>
          </table:table-cell>
          <table:table-cell office:value-type="string" calcext:value-type="string">
            <text:p>Hudso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alesman</text:p>
          </table:table-cell>
          <table:table-cell office:value-type="float" office:value="48000" calcext:value-type="float">
            <text:p>48000</text:p>
          </table:table-cell>
          <table:table-cell office:value-type="date" office:date-value="2002-06-09" calcext:value-type="date">
            <text:p>09/06/2002</text:p>
          </table:table-cell>
          <table:table-cell office:value-type="date" office:date-value="2015-04-22" calcext:value-type="date">
            <text:p>22/04/2015</text:p>
          </table:table-cell>
          <table:table-cell table:number-columns-repeated="3"/>
          <table:table-cell table:style-name="Default" table:number-columns-repeated="16372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Malon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ccountant</text:p>
          </table:table-cell>
          <table:table-cell office:value-type="float" office:value="42000" calcext:value-type="float">
            <text:p>42000</text:p>
          </table:table-cell>
          <table:table-cell office:value-type="date" office:date-value="2003-08-10" calcext:value-type="date">
            <text:p>10/08/2003</text:p>
          </table:table-cell>
          <table:table-cell office:value-type="date" office:date-value="2011-09-14" calcext:value-type="date">
            <text:p>14/09/2011</text:p>
          </table:table-cell>
          <table:table-cell table:number-columns-repeated="3"/>
          <table:table-cell table:style-name="Default" table:number-columns-repeated="16372"/>
        </table:table-row>
      </table:table>
      <table:table table:name="Concatenate" table:style-name="ta10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ce1"/>
        <table:table-column table:style-name="co15" table:default-cell-style-name="ce1"/>
        <table:table-column table:style-name="co16" table:default-cell-style-name="Default"/>
        <table:table-column table:style-name="co10" table:number-columns-repeated="16374"/>
        <table:table-row table:style-name="ro1">
          <table:table-cell office:value-type="string" calcext:value-type="string">
            <text:p>EmployeeID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JobTitle</text:p>
          </table:table-cell>
          <table:table-cell office:value-type="string" calcext:value-type="string">
            <text:p>Salary</text:p>
          </table:table-cell>
          <table:table-cell table:style-name="Default" office:value-type="string" calcext:value-type="string">
            <text:p>StartDate</text:p>
          </table:table-cell>
          <table:table-cell table:style-name="Default" office:value-type="string" calcext:value-type="string">
            <text:p>EndDate</text:p>
          </table:table-cell>
          <table:table-cell office:value-type="string" calcext:value-type="string">
            <text:p>CONCATENATE(B2," ",C2)</text:p>
          </table:table-cell>
          <table:table-cell table:style-name="Default" table:number-columns-repeated="16374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Halper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alesman</text:p>
          </table:table-cell>
          <table:table-cell office:value-type="float" office:value="45000" calcext:value-type="float">
            <text:p>45000</text:p>
          </table:table-cell>
          <table:table-cell office:value-type="date" office:date-value="2001-11-02" calcext:value-type="date">
            <text:p>02/11/2001</text:p>
          </table:table-cell>
          <table:table-cell office:value-type="date" office:date-value="2015-09-06" calcext:value-type="date">
            <text:p>06/09/2015</text:p>
          </table:table-cell>
          <table:table-cell table:formula="of:=CONCATENATE([.B2];&quot; &quot;;[.C2])" office:value-type="string" office:string-value="Jim Halpert" calcext:value-type="string">
            <text:p>Jim Halpert</text:p>
          </table:table-cell>
          <table:table-cell table:style-name="Default" table:number-columns-repeated="16374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Beasle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eceptionist</text:p>
          </table:table-cell>
          <table:table-cell office:value-type="float" office:value="36000" calcext:value-type="float">
            <text:p>36000</text:p>
          </table:table-cell>
          <table:table-cell office:value-type="date" office:date-value="1999-10-03" calcext:value-type="date">
            <text:p>03/10/1999</text:p>
          </table:table-cell>
          <table:table-cell office:value-type="date" office:date-value="2015-10-10" calcext:value-type="date">
            <text:p>10/10/2015</text:p>
          </table:table-cell>
          <table:table-cell table:formula="of:=CONCATENATE([.B3];&quot; &quot;;[.C3])" office:value-type="string" office:string-value="Pam Beasley" calcext:value-type="string">
            <text:p>Pam Beasley</text:p>
          </table:table-cell>
          <table:table-cell table:style-name="Default" table:number-columns-repeated="16374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Dwight</text:p>
          </table:table-cell>
          <table:table-cell office:value-type="string" calcext:value-type="string">
            <text:p>Schrut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alesman</text:p>
          </table:table-cell>
          <table:table-cell office:value-type="float" office:value="63000" calcext:value-type="float">
            <text:p>63000</text:p>
          </table:table-cell>
          <table:table-cell office:value-type="date" office:date-value="2000-07-04" calcext:value-type="date">
            <text:p>04/07/2000</text:p>
          </table:table-cell>
          <table:table-cell office:value-type="date" office:date-value="2017-09-08" calcext:value-type="date">
            <text:p>08/09/2017</text:p>
          </table:table-cell>
          <table:table-cell table:formula="of:=CONCATENATE([.B4];&quot; &quot;;[.C4])" office:value-type="string" office:string-value="Dwight Schrute" calcext:value-type="string">
            <text:p>Dwight Schrute</text:p>
          </table:table-cell>
          <table:table-cell table:style-name="Default" table:number-columns-repeated="16374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Angela</text:p>
          </table:table-cell>
          <table:table-cell office:value-type="string" calcext:value-type="string">
            <text:p>Mart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ccountant</text:p>
          </table:table-cell>
          <table:table-cell office:value-type="float" office:value="47000" calcext:value-type="float">
            <text:p>47000</text:p>
          </table:table-cell>
          <table:table-cell office:value-type="date" office:date-value="2000-01-05" calcext:value-type="date">
            <text:p>05/01/2000</text:p>
          </table:table-cell>
          <table:table-cell office:value-type="date" office:date-value="2015-12-03" calcext:value-type="date">
            <text:p>03/12/2015</text:p>
          </table:table-cell>
          <table:table-cell table:formula="of:=CONCATENATE([.B5];&quot; &quot;;[.C5])" office:value-type="string" office:string-value="Angela Martin" calcext:value-type="string">
            <text:p>Angela Martin</text:p>
          </table:table-cell>
          <table:table-cell table:style-name="Default" table:number-columns-repeated="16374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Toby</text:p>
          </table:table-cell>
          <table:table-cell office:value-type="string" calcext:value-type="string">
            <text:p>Flenderso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R</text:p>
          </table:table-cell>
          <table:table-cell office:value-type="float" office:value="50000" calcext:value-type="float">
            <text:p>50000</text:p>
          </table:table-cell>
          <table:table-cell office:value-type="date" office:date-value="2001-05-06" calcext:value-type="date">
            <text:p>06/05/2001</text:p>
          </table:table-cell>
          <table:table-cell office:value-type="date" office:date-value="2017-08-30" calcext:value-type="date">
            <text:p>30/08/2017</text:p>
          </table:table-cell>
          <table:table-cell table:formula="of:=CONCATENATE([.B6];&quot; &quot;;[.C6])" office:value-type="string" office:string-value="Toby Flenderson" calcext:value-type="string">
            <text:p>Toby Flenderson</text:p>
          </table:table-cell>
          <table:table-cell table:style-name="Default" table:number-columns-repeated="16374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Scot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egional Manager</text:p>
          </table:table-cell>
          <table:table-cell office:value-type="float" office:value="65000" calcext:value-type="float">
            <text:p>65000</text:p>
          </table:table-cell>
          <table:table-cell office:value-type="date" office:date-value="1995-12-07" calcext:value-type="date">
            <text:p>07/12/1995</text:p>
          </table:table-cell>
          <table:table-cell office:value-type="date" office:date-value="2013-09-11" calcext:value-type="date">
            <text:p>11/09/2013</text:p>
          </table:table-cell>
          <table:table-cell table:formula="of:=CONCATENATE([.B7];&quot; &quot;;[.C7])" office:value-type="string" office:string-value="Michael Scott" calcext:value-type="string">
            <text:p>Michael Scott</text:p>
          </table:table-cell>
          <table:table-cell table:style-name="Default" table:number-columns-repeated="16374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Meredith</text:p>
          </table:table-cell>
          <table:table-cell office:value-type="string" calcext:value-type="string">
            <text:p>Palm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upplier Relations</text:p>
          </table:table-cell>
          <table:table-cell office:value-type="float" office:value="41000" calcext:value-type="float">
            <text:p>41000</text:p>
          </table:table-cell>
          <table:table-cell office:value-type="date" office:date-value="2003-11-08" calcext:value-type="date">
            <text:p>08/11/2003</text:p>
          </table:table-cell>
          <table:table-cell office:value-type="date" office:date-value="2013-10-04" calcext:value-type="date">
            <text:p>04/10/2013</text:p>
          </table:table-cell>
          <table:table-cell table:formula="of:=CONCATENATE([.B8];&quot; &quot;;[.C8])" office:value-type="string" office:string-value="Meredith Palmer" calcext:value-type="string">
            <text:p>Meredith Palmer</text:p>
          </table:table-cell>
          <table:table-cell table:style-name="Default" table:number-columns-repeated="16374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Stanley</text:p>
          </table:table-cell>
          <table:table-cell office:value-type="string" calcext:value-type="string">
            <text:p>Hudso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alesman</text:p>
          </table:table-cell>
          <table:table-cell office:value-type="float" office:value="48000" calcext:value-type="float">
            <text:p>48000</text:p>
          </table:table-cell>
          <table:table-cell office:value-type="date" office:date-value="2002-06-09" calcext:value-type="date">
            <text:p>09/06/2002</text:p>
          </table:table-cell>
          <table:table-cell office:value-type="date" office:date-value="2015-04-22" calcext:value-type="date">
            <text:p>22/04/2015</text:p>
          </table:table-cell>
          <table:table-cell table:formula="of:=CONCATENATE([.B9];&quot; &quot;;[.C9])" office:value-type="string" office:string-value="Stanley Hudson" calcext:value-type="string">
            <text:p>Stanley Hudson</text:p>
          </table:table-cell>
          <table:table-cell table:style-name="Default" table:number-columns-repeated="16374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Malon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ccountant</text:p>
          </table:table-cell>
          <table:table-cell office:value-type="float" office:value="42000" calcext:value-type="float">
            <text:p>42000</text:p>
          </table:table-cell>
          <table:table-cell office:value-type="date" office:date-value="2003-08-10" calcext:value-type="date">
            <text:p>10/08/2003</text:p>
          </table:table-cell>
          <table:table-cell office:value-type="date" office:date-value="2011-09-14" calcext:value-type="date">
            <text:p>14/09/2011</text:p>
          </table:table-cell>
          <table:table-cell table:formula="of:=CONCATENATE([.B10];&quot; &quot;;[.C10])" office:value-type="string" office:string-value="Kevin Malone" calcext:value-type="string">
            <text:p>Kevin Malone</text:p>
          </table:table-cell>
          <table:table-cell table:style-name="Default" table:number-columns-repeated="16374"/>
        </table:table-row>
        <table:table-row table:style-name="ro1">
          <table:table-cell table:number-columns-repeated="7"/>
          <table:table-cell table:style-name="Default" table:formula="of:=CONCATENATE([.B11];&quot; &quot;;[.C11])" office:value-type="string" office:string-value=" " calcext:value-type="string">
            <text:p><text:s/></text:p>
          </table:table-cell>
          <table:table-cell table:style-name="Default"/>
          <table:table-cell/>
          <table:table-cell table:style-name="Default" table:number-columns-repeated="16374"/>
        </table:table-row>
        <table:table-row table:style-name="ro1">
          <table:table-cell table:number-columns-repeated="7"/>
          <table:table-cell table:style-name="Default" table:formula="of:=CONCATENATE([.B12];&quot; &quot;;[.C12])" office:value-type="string" office:string-value=" " calcext:value-type="string">
            <text:p><text:s/></text:p>
          </table:table-cell>
          <table:table-cell table:style-name="Default"/>
          <table:table-cell/>
          <table:table-cell table:style-name="Default" table:number-columns-repeated="16374"/>
        </table:table-row>
      </table:table>
      <table:table table:name="Days-NetworkDays" table:style-name="ta11">
        <office:forms form:automatic-focus="false" form:apply-design-mode="false"/>
        <table:table-column table:style-name="co10" table:number-columns-repeated="6" table:default-cell-style-name="Default"/>
        <table:table-column table:style-name="co10" table:default-cell-style-name="ce2"/>
        <table:table-column table:style-name="co17" table:default-cell-style-name="ce3"/>
        <table:table-column table:style-name="co18" table:default-cell-style-name="ce3"/>
        <table:table-column table:style-name="co10" table:number-columns-repeated="2" table:default-cell-style-name="Default"/>
        <table:table-column table:style-name="co10" table:number-columns-repeated="16373"/>
        <table:table-row table:style-name="ro1">
          <table:table-cell office:value-type="string" calcext:value-type="string">
            <text:p>EmployeeID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JobTitle</text:p>
          </table:table-cell>
          <table:table-cell office:value-type="string" calcext:value-type="string">
            <text:p>Salary</text:p>
          </table:table-cell>
          <table:table-cell table:style-name="Default" office:value-type="string" calcext:value-type="string">
            <text:p>StartDate</text:p>
          </table:table-cell>
          <table:table-cell table:style-name="Default" office:value-type="string" calcext:value-type="string">
            <text:p>EndDate</text:p>
          </table:table-cell>
          <table:table-cell office:value-type="string" calcext:value-type="string">
            <text:p>DAYS</text:p>
          </table:table-cell>
          <table:table-cell office:value-type="string" calcext:value-type="string">
            <text:p>NETWORKDAYS</text:p>
          </table:table-cell>
          <table:table-cell table:style-name="Default" table:number-columns-repeated="16373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Halper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alesman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11/2/2001</text:p>
          </table:table-cell>
          <table:table-cell office:value-type="string" calcext:value-type="string">
            <text:p>9/6/2015</text:p>
          </table:table-cell>
          <table:table-cell/>
          <table:table-cell table:formula="of:=NETWORKDAYS([.H2];[.I2])" office:value-type="float" office:value="3737" calcext:value-type="float">
            <text:p>3737</text:p>
          </table:table-cell>
          <table:table-cell table:style-name="Default" table:number-columns-repeated="16373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Beasle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eceptionist</text:p>
          </table:table-cell>
          <table:table-cell office:value-type="float" office:value="36000" calcext:value-type="float">
            <text:p>36000</text:p>
          </table:table-cell>
          <table:table-cell office:value-type="string" calcext:value-type="string">
            <text:p>10/3/1999</text:p>
          </table:table-cell>
          <table:table-cell office:value-type="string" calcext:value-type="string">
            <text:p>10/10/2015</text:p>
          </table:table-cell>
          <table:table-cell/>
          <table:table-cell table:formula="of:=NETWORKDAYS([.H3];[.I3])" office:value-type="float" office:value="4328" calcext:value-type="float">
            <text:p>4328</text:p>
          </table:table-cell>
          <table:table-cell table:style-name="Default" table:number-columns-repeated="16373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Dwight</text:p>
          </table:table-cell>
          <table:table-cell office:value-type="string" calcext:value-type="string">
            <text:p>Schrut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alesman</text:p>
          </table:table-cell>
          <table:table-cell office:value-type="float" office:value="63000" calcext:value-type="float">
            <text:p>63000</text:p>
          </table:table-cell>
          <table:table-cell office:value-type="string" calcext:value-type="string">
            <text:p>7/4/2000</text:p>
          </table:table-cell>
          <table:table-cell office:value-type="string" calcext:value-type="string">
            <text:p>9/8/2017</text:p>
          </table:table-cell>
          <table:table-cell/>
          <table:table-cell table:formula="of:=NETWORKDAYS([.H4];[.I4])" office:value-type="float" office:value="4524" calcext:value-type="float">
            <text:p>4524</text:p>
          </table:table-cell>
          <table:table-cell table:style-name="Default" table:number-columns-repeated="16373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Angela</text:p>
          </table:table-cell>
          <table:table-cell office:value-type="string" calcext:value-type="string">
            <text:p>Mart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ccountant</text:p>
          </table:table-cell>
          <table:table-cell office:value-type="float" office:value="47000" calcext:value-type="float">
            <text:p>47000</text:p>
          </table:table-cell>
          <table:table-cell office:value-type="string" calcext:value-type="string">
            <text:p>1/5/2000</text:p>
          </table:table-cell>
          <table:table-cell office:value-type="string" calcext:value-type="string">
            <text:p>12/3/2015</text:p>
          </table:table-cell>
          <table:table-cell/>
          <table:table-cell table:formula="of:=NETWORKDAYS([.H5];[.I5])" office:value-type="float" office:value="3879" calcext:value-type="float">
            <text:p>3879</text:p>
          </table:table-cell>
          <table:table-cell table:style-name="Default" table:number-columns-repeated="16373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Toby</text:p>
          </table:table-cell>
          <table:table-cell office:value-type="string" calcext:value-type="string">
            <text:p>Flenderso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R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5/6/2001</text:p>
          </table:table-cell>
          <table:table-cell office:value-type="string" calcext:value-type="string">
            <text:p>8/30/2017</text:p>
          </table:table-cell>
          <table:table-cell/>
          <table:table-cell table:formula="of:=NETWORKDAYS([.H6];[.I6])" office:value-type="string" office:string-value="" calcext:value-type="error">
            <text:p>#VALUE!</text:p>
          </table:table-cell>
          <table:table-cell table:style-name="Default" table:number-columns-repeated="16373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Scot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egional Manager</text:p>
          </table:table-cell>
          <table:table-cell office:value-type="float" office:value="65000" calcext:value-type="float">
            <text:p>65000</text:p>
          </table:table-cell>
          <table:table-cell office:value-type="string" calcext:value-type="string">
            <text:p>5/6/2001</text:p>
          </table:table-cell>
          <table:table-cell office:value-type="string" calcext:value-type="string">
            <text:p>9/11/2013</text:p>
          </table:table-cell>
          <table:table-cell/>
          <table:table-cell table:formula="of:=NETWORKDAYS([.H7];[.I7])" office:value-type="float" office:value="3244" calcext:value-type="float">
            <text:p>3244</text:p>
          </table:table-cell>
          <table:table-cell table:style-name="Default" table:number-columns-repeated="16373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Meredith</text:p>
          </table:table-cell>
          <table:table-cell office:value-type="string" calcext:value-type="string">
            <text:p>Palm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upplier Relations</text:p>
          </table:table-cell>
          <table:table-cell office:value-type="float" office:value="41000" calcext:value-type="float">
            <text:p>41000</text:p>
          </table:table-cell>
          <table:table-cell office:value-type="string" calcext:value-type="string">
            <text:p>11/8/2003</text:p>
          </table:table-cell>
          <table:table-cell office:value-type="string" calcext:value-type="string">
            <text:p>9/11/2013</text:p>
          </table:table-cell>
          <table:table-cell/>
          <table:table-cell table:formula="of:=NETWORKDAYS([.H8];[.I8])" office:value-type="float" office:value="2675" calcext:value-type="float">
            <text:p>2675</text:p>
          </table:table-cell>
          <table:table-cell table:style-name="Default" table:number-columns-repeated="16373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Stanley</text:p>
          </table:table-cell>
          <table:table-cell office:value-type="string" calcext:value-type="string">
            <text:p>Hudso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alesman</text:p>
          </table:table-cell>
          <table:table-cell office:value-type="float" office:value="48000" calcext:value-type="float">
            <text:p>48000</text:p>
          </table:table-cell>
          <table:table-cell office:value-type="string" calcext:value-type="string">
            <text:p>6/9/2002</text:p>
          </table:table-cell>
          <table:table-cell office:value-type="string" calcext:value-type="string">
            <text:p>4/22/2015</text:p>
          </table:table-cell>
          <table:table-cell/>
          <table:table-cell table:formula="of:=NETWORKDAYS([.H9];[.I9])" office:value-type="string" office:string-value="" calcext:value-type="error">
            <text:p>#VALUE!</text:p>
          </table:table-cell>
          <table:table-cell table:style-name="Default" table:number-columns-repeated="16373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Malon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ccountant</text:p>
          </table:table-cell>
          <table:table-cell office:value-type="float" office:value="42000" calcext:value-type="float">
            <text:p>42000</text:p>
          </table:table-cell>
          <table:table-cell office:value-type="string" calcext:value-type="string">
            <text:p>8/10/2003</text:p>
          </table:table-cell>
          <table:table-cell office:value-type="string" calcext:value-type="string">
            <text:p>4/22/2015</text:p>
          </table:table-cell>
          <table:table-cell office:value-type="string" calcext:value-type="string">
            <text:p><text:s/></text:p>
          </table:table-cell>
          <table:table-cell table:formula="of:=NETWORKDAYS([.H10];[.I10])" office:value-type="string" office:string-value="" calcext:value-type="error">
            <text:p>#VALUE!</text:p>
          </table:table-cell>
          <table:table-cell table:style-name="Default" table:number-columns-repeated="1637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2" style:volatile="true">
      <number:text loext:blank-width-char="-"> </number:text>
      <number:fill-character> </number:fill-character>
      <number:text loext:blank-width-char="-1">-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F-IFS" style:display-name="PageStyle_IF-IF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ax-Min" style:display-name="PageStyle_Max-Mi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ubstitute" style:display-name="PageStyle_Substitut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RIM" style:display-name="PageStyle_TRI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UM-SumIF" style:display-name="PageStyle_SUM-SumIF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en" style:display-name="PageStyle_Le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teToText" style:display-name="PageStyle_DateToTex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eftRight" style:display-name="PageStyle_LeftRigh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ys-NetworkDays" style:display-name="PageStyle_Days-NetworkDay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ncatenate" style:display-name="PageStyle_Concatenat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unt-CountIF" style:display-name="PageStyle_Count-CountIF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Alex Freberg</meta:initial-creator>
    <meta:creation-date>2021-12-16T14:18:34</meta:creation-date>
    <dc:date>2026-02-26T02:16:33.681563345</dc:date>
    <meta:generator>LibreOffice/26.2.0.3$Linux_X86_64 LibreOffice_project/c114c75b84b4f92feabcd99e1369735b58f266d8</meta:generator>
    <meta:editing-duration>PT6M41S</meta:editing-duration>
    <meta:editing-cycles>1</meta:editing-cycles>
    <meta:document-statistic meta:table-count="11" meta:cell-count="1175" meta:object-count="0"/>
    <meta:user-defined meta:name="AppVersion">16.0300</meta:user-defined>
  </office:meta>
</office:document-meta>
</file>